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7.414cm"/>
    </style:style>
    <style:style style:name="co9" style:family="table-column">
      <style:table-column-properties fo:break-before="auto" style:column-width="2.558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<text:s/>pos freq</text:p>
          </table:table-cell>
          <table:table-cell office:value-type="string">
            <text:p><text:s/>neg freq</text:p>
          </table:table-cell>
          <table:table-cell office:value-type="string">
            <text:p><text:s/>pos / neg</text:p>
          </table:table-cell>
          <table:table-cell office:value-type="string">
            <text:p><text:s/>volume</text:p>
          </table:table-cell>
          <table:table-cell office:value-type="string">
            <text:p><text:s/>volume prev</text:p>
          </table:table-cell>
          <table:table-cell office:value-type="string">
            <text:p><text:s/>volume epsilon</text:p>
          </table:table-cell>
          <table:table-cell office:value-type="string">
            <text:p><text:s/>close</text:p>
          </table:table-cell>
          <table:table-cell office:value-type="string">
            <text:p><text:s/>close prev</text:p>
          </table:table-cell>
          <table:table-cell office:value-type="string">
            <text:p><text:s/>close epsilon</text:p>
          </table:table-cell>
          <table:table-cell table:number-columns-repeated="5"/>
        </table:table-row>
        <table:table-row table:style-name="ro1">
          <table:table-cell office:value-type="string">
            <text:p>2008-09-19</text:p>
          </table:table-cell>
          <table:table-cell office:value-type="float" office:value="0.03959">
            <text:p>0,03959</text:p>
          </table:table-cell>
          <table:table-cell office:value-type="float" office:value="0.01207">
            <text:p>0,01207</text:p>
          </table:table-cell>
          <table:table-cell office:value-type="float" office:value="3.279924">
            <text:p>3,279924</text:p>
          </table:table-cell>
          <table:table-cell office:value-type="float" office:value="531247600">
            <text:p>531247600</text:p>
          </table:table-cell>
          <table:table-cell office:value-type="float" office:value="258805148.04415">
            <text:p>258805148,04415</text:p>
          </table:table-cell>
          <table:table-cell office:value-type="float" office:value="272442451.95585">
            <text:p>272442451,95585</text:p>
          </table:table-cell>
          <table:table-cell office:value-type="float" office:value="4324.87">
            <text:p>4324,87</text:p>
          </table:table-cell>
          <table:table-cell office:value-type="float" office:value="3958.491268">
            <text:p>3958,491268</text:p>
          </table:table-cell>
          <table:table-cell office:value-type="float" office:value="366.378732">
            <text:p>366,378732</text:p>
          </table:table-cell>
          <table:table-cell table:number-columns-repeated="5"/>
        </table:table-row>
        <table:table-row table:style-name="ro1">
          <table:table-cell office:value-type="string">
            <text:p>2008-09-22</text:p>
          </table:table-cell>
          <table:table-cell office:value-type="float" office:value="0.037251">
            <text:p>0,037251</text:p>
          </table:table-cell>
          <table:table-cell office:value-type="float" office:value="0.0116">
            <text:p>0,0116</text:p>
          </table:table-cell>
          <table:table-cell office:value-type="float" office:value="3.211174">
            <text:p>3,211174</text:p>
          </table:table-cell>
          <table:table-cell office:value-type="float" office:value="207092300">
            <text:p>207092300</text:p>
          </table:table-cell>
          <table:table-cell office:value-type="float" office:value="395270550.004924">
            <text:p>395270550,004924</text:p>
          </table:table-cell>
          <table:table-cell office:value-type="float" office:value="-188178250.004924">
            <text:p>-188178250,004924</text:p>
          </table:table-cell>
          <table:table-cell office:value-type="float" office:value="4223.51">
            <text:p>4223,51</text:p>
          </table:table-cell>
          <table:table-cell office:value-type="float" office:value="4299.653714">
            <text:p>4299,653714</text:p>
          </table:table-cell>
          <table:table-cell office:value-type="float" office:value="-76.143714">
            <text:p>-76,143714</text:p>
          </table:table-cell>
          <table:table-cell/>
          <table:table-cell office:value-type="string">
            <text:p>Using the 7 previous days and an AR model</text:p>
          </table:table-cell>
          <table:table-cell table:number-columns-repeated="3"/>
        </table:table-row>
        <table:table-row table:style-name="ro1">
          <table:table-cell office:value-type="string">
            <text:p>2008-09-23</text:p>
          </table:table-cell>
          <table:table-cell office:value-type="float" office:value="0.037311">
            <text:p>0,037311</text:p>
          </table:table-cell>
          <table:table-cell office:value-type="float" office:value="0.011553">
            <text:p>0,011553</text:p>
          </table:table-cell>
          <table:table-cell office:value-type="float" office:value="3.22968">
            <text:p>3,22968</text:p>
          </table:table-cell>
          <table:table-cell office:value-type="float" office:value="191699800">
            <text:p>191699800</text:p>
          </table:table-cell>
          <table:table-cell office:value-type="float" office:value="286195300.924077">
            <text:p>286195300,924077</text:p>
          </table:table-cell>
          <table:table-cell office:value-type="float" office:value="-94495500.924077">
            <text:p>-94495500,924077</text:p>
          </table:table-cell>
          <table:table-cell office:value-type="float" office:value="4139.82">
            <text:p>4139,82</text:p>
          </table:table-cell>
          <table:table-cell office:value-type="float" office:value="4251.815375">
            <text:p>4251,815375</text:p>
          </table:table-cell>
          <table:table-cell office:value-type="float" office:value="-111.995375">
            <text:p>-111,995375</text:p>
          </table:table-cell>
          <table:table-cell table:number-columns-repeated="2"/>
          <table:table-cell office:value-type="string">
            <text:p>Pos freq</text:p>
          </table:table-cell>
          <table:table-cell office:value-type="string">
            <text:p>Neg freq</text:p>
          </table:table-cell>
          <table:table-cell office:value-type="string">
            <text:p>Pos / Neg</text:p>
          </table:table-cell>
        </table:table-row>
        <table:table-row table:style-name="ro1">
          <table:table-cell office:value-type="string">
            <text:p>2008-09-24</text:p>
          </table:table-cell>
          <table:table-cell office:value-type="float" office:value="0.038399">
            <text:p>0,038399</text:p>
          </table:table-cell>
          <table:table-cell office:value-type="float" office:value="0.011809">
            <text:p>0,011809</text:p>
          </table:table-cell>
          <table:table-cell office:value-type="float" office:value="3.251762">
            <text:p>3,251762</text:p>
          </table:table-cell>
          <table:table-cell office:value-type="float" office:value="162917400">
            <text:p>162917400</text:p>
          </table:table-cell>
          <table:table-cell office:value-type="float" office:value="225243919.444924">
            <text:p>225243919,444924</text:p>
          </table:table-cell>
          <table:table-cell office:value-type="float" office:value="-62326519.444924">
            <text:p>-62326519,444924</text:p>
          </table:table-cell>
          <table:table-cell office:value-type="float" office:value="4114.54">
            <text:p>4114,54</text:p>
          </table:table-cell>
          <table:table-cell office:value-type="float" office:value="4141.206707">
            <text:p>4141,206707</text:p>
          </table:table-cell>
          <table:table-cell office:value-type="float" office:value="-26.666707">
            <text:p>-26,666707</text:p>
          </table:table-cell>
          <table:table-cell/>
          <table:table-cell office:value-type="string">
            <text:p>Correlation with (volume – volume prediction)</text:p>
          </table:table-cell>
          <table:table-cell table:formula="of:=PEARSON([.B$2:.B$136];[.$G$2:.$G$136])" office:value-type="float" office:value="0.132668154681616">
            <text:p>0,1326681547</text:p>
          </table:table-cell>
          <table:table-cell table:formula="of:=PEARSON([.C$2:.C$136];[.$G$2:.$G$136])" office:value-type="float" office:value="0.301003451283153">
            <text:p>0,3010034513</text:p>
          </table:table-cell>
          <table:table-cell table:formula="of:=PEARSON([.D$2:.D$136];[.$G$2:.$G$136])" office:value-type="float" office:value="-0.155390366445252">
            <text:p>-0,1553903664</text:p>
          </table:table-cell>
        </table:table-row>
        <table:table-row table:style-name="ro1">
          <table:table-cell office:value-type="string">
            <text:p>2008-09-25</text:p>
          </table:table-cell>
          <table:table-cell office:value-type="float" office:value="0.036034">
            <text:p>0,036034</text:p>
          </table:table-cell>
          <table:table-cell office:value-type="float" office:value="0.010791">
            <text:p>0,010791</text:p>
          </table:table-cell>
          <table:table-cell office:value-type="float" office:value="3.339216">
            <text:p>3,339216</text:p>
          </table:table-cell>
          <table:table-cell office:value-type="float" office:value="179839400">
            <text:p>179839400</text:p>
          </table:table-cell>
          <table:table-cell office:value-type="float" office:value="214763132.047345">
            <text:p>214763132,047345</text:p>
          </table:table-cell>
          <table:table-cell office:value-type="float" office:value="-34923732.047345">
            <text:p>-34923732,047345</text:p>
          </table:table-cell>
          <table:table-cell office:value-type="float" office:value="4226.81">
            <text:p>4226,81</text:p>
          </table:table-cell>
          <table:table-cell office:value-type="float" office:value="4119.41873">
            <text:p>4119,41873</text:p>
          </table:table-cell>
          <table:table-cell office:value-type="float" office:value="107.39127">
            <text:p>107,39127</text:p>
          </table:table-cell>
          <table:table-cell/>
          <table:table-cell office:value-type="string">
            <text:p>Correlation with (close – close prediction)</text:p>
          </table:table-cell>
          <table:table-cell table:formula="of:=PEARSON([.B$2:.B$136];[.$J$2:.$J$136])" office:value-type="float" office:value="0.165189530794288">
            <text:p>0,1651895308</text:p>
          </table:table-cell>
          <table:table-cell table:formula="of:=PEARSON([.C$2:.C$136];[.$J$2:.$J$136])" office:value-type="float" office:value="-0.0530233129007383">
            <text:p>-0,0530233129</text:p>
          </table:table-cell>
          <table:table-cell table:formula="of:=PEARSON([.D$2:.D$136];[.$J$2:.$J$136])" office:value-type="float" office:value="0.174132693840088">
            <text:p>0,1741326938</text:p>
          </table:table-cell>
        </table:table-row>
        <table:table-row table:style-name="ro1">
          <table:table-cell office:value-type="string">
            <text:p>2008-09-26</text:p>
          </table:table-cell>
          <table:table-cell office:value-type="float" office:value="0.036928">
            <text:p>0,036928</text:p>
          </table:table-cell>
          <table:table-cell office:value-type="float" office:value="0.012301">
            <text:p>0,012301</text:p>
          </table:table-cell>
          <table:table-cell office:value-type="float" office:value="3.002153">
            <text:p>3,002153</text:p>
          </table:table-cell>
          <table:table-cell office:value-type="float" office:value="144137000">
            <text:p>144137000</text:p>
          </table:table-cell>
          <table:table-cell office:value-type="float" office:value="231720249.900481">
            <text:p>231720249,900481</text:p>
          </table:table-cell>
          <table:table-cell office:value-type="float" office:value="-87583249.900481">
            <text:p>-87583249,900481</text:p>
          </table:table-cell>
          <table:table-cell office:value-type="float" office:value="4163.38">
            <text:p>4163,38</text:p>
          </table:table-cell>
          <table:table-cell office:value-type="float" office:value="4200.401782">
            <text:p>4200,401782</text:p>
          </table:table-cell>
          <table:table-cell office:value-type="float" office:value="-37.021782">
            <text:p>-37,021782</text:p>
          </table:table-cell>
          <table:table-cell table:number-columns-repeated="5"/>
        </table:table-row>
        <table:table-row table:style-name="ro1">
          <table:table-cell office:value-type="string">
            <text:p>2008-09-29</text:p>
          </table:table-cell>
          <table:table-cell office:value-type="float" office:value="0.035816">
            <text:p>0,035816</text:p>
          </table:table-cell>
          <table:table-cell office:value-type="float" office:value="0.012034">
            <text:p>0,012034</text:p>
          </table:table-cell>
          <table:table-cell office:value-type="float" office:value="2.976256">
            <text:p>2,976256</text:p>
          </table:table-cell>
          <table:table-cell office:value-type="float" office:value="221762500">
            <text:p>221762500</text:p>
          </table:table-cell>
          <table:table-cell office:value-type="float" office:value="182289770.045872">
            <text:p>182289770,045872</text:p>
          </table:table-cell>
          <table:table-cell office:value-type="float" office:value="39472729.954128">
            <text:p>39472729,954128</text:p>
          </table:table-cell>
          <table:table-cell office:value-type="float" office:value="3953.48">
            <text:p>3953,48</text:p>
          </table:table-cell>
          <table:table-cell office:value-type="float" office:value="4184.270765">
            <text:p>4184,270765</text:p>
          </table:table-cell>
          <table:table-cell office:value-type="float" office:value="-230.790765">
            <text:p>-230,790765</text:p>
          </table:table-cell>
          <table:table-cell table:number-columns-repeated="5"/>
        </table:table-row>
        <table:table-row table:style-name="ro1">
          <table:table-cell office:value-type="string">
            <text:p>2008-09-30</text:p>
          </table:table-cell>
          <table:table-cell office:value-type="float" office:value="0.036751">
            <text:p>0,036751</text:p>
          </table:table-cell>
          <table:table-cell office:value-type="float" office:value="0.011325">
            <text:p>0,011325</text:p>
          </table:table-cell>
          <table:table-cell office:value-type="float" office:value="3.245167">
            <text:p>3,245167</text:p>
          </table:table-cell>
          <table:table-cell office:value-type="float" office:value="250933100">
            <text:p>250933100</text:p>
          </table:table-cell>
          <table:table-cell office:value-type="float" office:value="194202823.113987">
            <text:p>194202823,113987</text:p>
          </table:table-cell>
          <table:table-cell office:value-type="float" office:value="56730276.886013">
            <text:p>56730276,886013</text:p>
          </table:table-cell>
          <table:table-cell office:value-type="float" office:value="4032.1">
            <text:p>4032,1</text:p>
          </table:table-cell>
          <table:table-cell office:value-type="float" office:value="3974.371552">
            <text:p>3974,371552</text:p>
          </table:table-cell>
          <table:table-cell office:value-type="float" office:value="57.728448">
            <text:p>57,728448</text:p>
          </table:table-cell>
          <table:table-cell table:number-columns-repeated="5"/>
        </table:table-row>
        <table:table-row table:style-name="ro1">
          <table:table-cell office:value-type="string">
            <text:p>2008-10-01</text:p>
          </table:table-cell>
          <table:table-cell office:value-type="float" office:value="0.036141">
            <text:p>0,036141</text:p>
          </table:table-cell>
          <table:table-cell office:value-type="float" office:value="0.011556">
            <text:p>0,011556</text:p>
          </table:table-cell>
          <table:table-cell office:value-type="float" office:value="3.127422">
            <text:p>3,127422</text:p>
          </table:table-cell>
          <table:table-cell office:value-type="float" office:value="166047600">
            <text:p>166047600</text:p>
          </table:table-cell>
          <table:table-cell office:value-type="float" office:value="215822363.246466">
            <text:p>215822363,246466</text:p>
          </table:table-cell>
          <table:table-cell office:value-type="float" office:value="-49774763.246466">
            <text:p>-49774763,246466</text:p>
          </table:table-cell>
          <table:table-cell office:value-type="float" office:value="4054.54">
            <text:p>4054,54</text:p>
          </table:table-cell>
          <table:table-cell office:value-type="float" office:value="4020.749291">
            <text:p>4020,749291</text:p>
          </table:table-cell>
          <table:table-cell office:value-type="float" office:value="33.790709">
            <text:p>33,790709</text:p>
          </table:table-cell>
          <table:table-cell table:number-columns-repeated="5"/>
        </table:table-row>
        <table:table-row table:style-name="ro1">
          <table:table-cell office:value-type="string">
            <text:p>2008-10-02</text:p>
          </table:table-cell>
          <table:table-cell office:value-type="float" office:value="0.03467">
            <text:p>0,03467</text:p>
          </table:table-cell>
          <table:table-cell office:value-type="float" office:value="0.011998">
            <text:p>0,011998</text:p>
          </table:table-cell>
          <table:table-cell office:value-type="float" office:value="2.889706">
            <text:p>2,889706</text:p>
          </table:table-cell>
          <table:table-cell office:value-type="float" office:value="198487200">
            <text:p>198487200</text:p>
          </table:table-cell>
          <table:table-cell office:value-type="float" office:value="180144551.871665">
            <text:p>180144551,871665</text:p>
          </table:table-cell>
          <table:table-cell office:value-type="float" office:value="18342648.128335">
            <text:p>18342648,128335</text:p>
          </table:table-cell>
          <table:table-cell office:value-type="float" office:value="3963.28">
            <text:p>3963,28</text:p>
          </table:table-cell>
          <table:table-cell office:value-type="float" office:value="4056.38459">
            <text:p>4056,38459</text:p>
          </table:table-cell>
          <table:table-cell office:value-type="float" office:value="-93.10459">
            <text:p>-93,10459</text:p>
          </table:table-cell>
          <table:table-cell table:number-columns-repeated="5"/>
        </table:table-row>
        <table:table-row table:style-name="ro1">
          <table:table-cell office:value-type="string">
            <text:p>2008-10-03</text:p>
          </table:table-cell>
          <table:table-cell office:value-type="float" office:value="0.036553">
            <text:p>0,036553</text:p>
          </table:table-cell>
          <table:table-cell office:value-type="float" office:value="0.0122">
            <text:p>0,0122</text:p>
          </table:table-cell>
          <table:table-cell office:value-type="float" office:value="2.996209">
            <text:p>2,996209</text:p>
          </table:table-cell>
          <table:table-cell office:value-type="float" office:value="208459400">
            <text:p>208459400</text:p>
          </table:table-cell>
          <table:table-cell office:value-type="float" office:value="182113610.87402">
            <text:p>182113610,87402</text:p>
          </table:table-cell>
          <table:table-cell office:value-type="float" office:value="26345789.12598">
            <text:p>26345789,12598</text:p>
          </table:table-cell>
          <table:table-cell office:value-type="float" office:value="4080.75">
            <text:p>4080,75</text:p>
          </table:table-cell>
          <table:table-cell office:value-type="float" office:value="3977.513018">
            <text:p>3977,513018</text:p>
          </table:table-cell>
          <table:table-cell office:value-type="float" office:value="103.236982">
            <text:p>103,236982</text:p>
          </table:table-cell>
          <table:table-cell table:number-columns-repeated="5"/>
        </table:table-row>
        <table:table-row table:style-name="ro1">
          <table:table-cell office:value-type="string">
            <text:p>2008-10-06</text:p>
          </table:table-cell>
          <table:table-cell office:value-type="float" office:value="0.03793">
            <text:p>0,03793</text:p>
          </table:table-cell>
          <table:table-cell office:value-type="float" office:value="0.012107">
            <text:p>0,012107</text:p>
          </table:table-cell>
          <table:table-cell office:value-type="float" office:value="3.132986">
            <text:p>3,132986</text:p>
          </table:table-cell>
          <table:table-cell office:value-type="float" office:value="277662200">
            <text:p>277662200</text:p>
          </table:table-cell>
          <table:table-cell office:value-type="float" office:value="201417878.508803">
            <text:p>201417878,508803</text:p>
          </table:table-cell>
          <table:table-cell office:value-type="float" office:value="76244321.491197">
            <text:p>76244321,491197</text:p>
          </table:table-cell>
          <table:table-cell office:value-type="float" office:value="3711.98">
            <text:p>3711,98</text:p>
          </table:table-cell>
          <table:table-cell office:value-type="float" office:value="4077.003719">
            <text:p>4077,003719</text:p>
          </table:table-cell>
          <table:table-cell office:value-type="float" office:value="-365.023719">
            <text:p>-365,023719</text:p>
          </table:table-cell>
          <table:table-cell table:number-columns-repeated="5"/>
        </table:table-row>
        <table:table-row table:style-name="ro1">
          <table:table-cell office:value-type="string">
            <text:p>2008-10-07</text:p>
          </table:table-cell>
          <table:table-cell office:value-type="float" office:value="0.036533">
            <text:p>0,036533</text:p>
          </table:table-cell>
          <table:table-cell office:value-type="float" office:value="0.012387">
            <text:p>0,012387</text:p>
          </table:table-cell>
          <table:table-cell office:value-type="float" office:value="2.949183">
            <text:p>2,949183</text:p>
          </table:table-cell>
          <table:table-cell office:value-type="float" office:value="258330700">
            <text:p>258330700</text:p>
          </table:table-cell>
          <table:table-cell office:value-type="float" office:value="240782406.523275">
            <text:p>240782406,523275</text:p>
          </table:table-cell>
          <table:table-cell office:value-type="float" office:value="17548293.476725">
            <text:p>17548293,476725</text:p>
          </table:table-cell>
          <table:table-cell office:value-type="float" office:value="3732.22">
            <text:p>3732,22</text:p>
          </table:table-cell>
          <table:table-cell office:value-type="float" office:value="3751.35535">
            <text:p>3751,35535</text:p>
          </table:table-cell>
          <table:table-cell office:value-type="float" office:value="-19.13535">
            <text:p>-19,13535</text:p>
          </table:table-cell>
          <table:table-cell table:number-columns-repeated="5"/>
        </table:table-row>
        <table:table-row table:style-name="ro1">
          <table:table-cell office:value-type="string">
            <text:p>2008-10-08</text:p>
          </table:table-cell>
          <table:table-cell office:value-type="float" office:value="0.036501">
            <text:p>0,036501</text:p>
          </table:table-cell>
          <table:table-cell office:value-type="float" office:value="0.012248">
            <text:p>0,012248</text:p>
          </table:table-cell>
          <table:table-cell office:value-type="float" office:value="2.980232">
            <text:p>2,980232</text:p>
          </table:table-cell>
          <table:table-cell office:value-type="float" office:value="372820900">
            <text:p>372820900</text:p>
          </table:table-cell>
          <table:table-cell office:value-type="float" office:value="235580976.652628">
            <text:p>235580976,652628</text:p>
          </table:table-cell>
          <table:table-cell office:value-type="float" office:value="137239923.347372">
            <text:p>137239923,347372</text:p>
          </table:table-cell>
          <table:table-cell office:value-type="float" office:value="3496.89">
            <text:p>3496,89</text:p>
          </table:table-cell>
          <table:table-cell office:value-type="float" office:value="3716.534264">
            <text:p>3716,534264</text:p>
          </table:table-cell>
          <table:table-cell office:value-type="float" office:value="-219.644264">
            <text:p>-219,644264</text:p>
          </table:table-cell>
          <table:table-cell table:number-columns-repeated="5"/>
        </table:table-row>
        <table:table-row table:style-name="ro1">
          <table:table-cell office:value-type="string">
            <text:p>2008-10-09</text:p>
          </table:table-cell>
          <table:table-cell office:value-type="float" office:value="0.033717">
            <text:p>0,033717</text:p>
          </table:table-cell>
          <table:table-cell office:value-type="float" office:value="0.012049">
            <text:p>0,012049</text:p>
          </table:table-cell>
          <table:table-cell office:value-type="float" office:value="2.798323">
            <text:p>2,798323</text:p>
          </table:table-cell>
          <table:table-cell office:value-type="float" office:value="272566700">
            <text:p>272566700</text:p>
          </table:table-cell>
          <table:table-cell office:value-type="float" office:value="290497083.086602">
            <text:p>290497083,086602</text:p>
          </table:table-cell>
          <table:table-cell office:value-type="float" office:value="-17930383.086602">
            <text:p>-17930383,086602</text:p>
          </table:table-cell>
          <table:table-cell office:value-type="float" office:value="3442.7">
            <text:p>3442,7</text:p>
          </table:table-cell>
          <table:table-cell office:value-type="float" office:value="3536.895887">
            <text:p>3536,895887</text:p>
          </table:table-cell>
          <table:table-cell office:value-type="float" office:value="-94.195887">
            <text:p>-94,195887</text:p>
          </table:table-cell>
          <table:table-cell table:number-columns-repeated="5"/>
        </table:table-row>
        <table:table-row table:style-name="ro1">
          <table:table-cell office:value-type="string">
            <text:p>2008-10-10</text:p>
          </table:table-cell>
          <table:table-cell office:value-type="float" office:value="0.036881">
            <text:p>0,036881</text:p>
          </table:table-cell>
          <table:table-cell office:value-type="float" office:value="0.012933">
            <text:p>0,012933</text:p>
          </table:table-cell>
          <table:table-cell office:value-type="float" office:value="2.851719">
            <text:p>2,851719</text:p>
          </table:table-cell>
          <table:table-cell office:value-type="float" office:value="466142400">
            <text:p>466142400</text:p>
          </table:table-cell>
          <table:table-cell office:value-type="float" office:value="268056587.276862">
            <text:p>268056587,276862</text:p>
          </table:table-cell>
          <table:table-cell office:value-type="float" office:value="198085812.723138">
            <text:p>198085812,723138</text:p>
          </table:table-cell>
          <table:table-cell office:value-type="float" office:value="3176.49">
            <text:p>3176,49</text:p>
          </table:table-cell>
          <table:table-cell office:value-type="float" office:value="3435.860077">
            <text:p>3435,860077</text:p>
          </table:table-cell>
          <table:table-cell office:value-type="float" office:value="-259.370077">
            <text:p>-259,370077</text:p>
          </table:table-cell>
          <table:table-cell table:number-columns-repeated="5"/>
        </table:table-row>
        <table:table-row table:style-name="ro1">
          <table:table-cell office:value-type="string">
            <text:p>2008-10-13</text:p>
          </table:table-cell>
          <table:table-cell office:value-type="float" office:value="0.03606">
            <text:p>0,03606</text:p>
          </table:table-cell>
          <table:table-cell office:value-type="float" office:value="0.011667">
            <text:p>0,011667</text:p>
          </table:table-cell>
          <table:table-cell office:value-type="float" office:value="3.090724">
            <text:p>3,090724</text:p>
          </table:table-cell>
          <table:table-cell office:value-type="float" office:value="301050400">
            <text:p>301050400</text:p>
          </table:table-cell>
          <table:table-cell office:value-type="float" office:value="356978073.366972">
            <text:p>356978073,366972</text:p>
          </table:table-cell>
          <table:table-cell office:value-type="float" office:value="-55927673.366972">
            <text:p>-55927673,366972</text:p>
          </table:table-cell>
          <table:table-cell office:value-type="float" office:value="3531.5">
            <text:p>3531,5</text:p>
          </table:table-cell>
          <table:table-cell office:value-type="float" office:value="3228.77802">
            <text:p>3228,77802</text:p>
          </table:table-cell>
          <table:table-cell office:value-type="float" office:value="302.72198">
            <text:p>302,72198</text:p>
          </table:table-cell>
          <table:table-cell table:number-columns-repeated="5"/>
        </table:table-row>
        <table:table-row table:style-name="ro1">
          <table:table-cell office:value-type="string">
            <text:p>2008-10-14</text:p>
          </table:table-cell>
          <table:table-cell office:value-type="float" office:value="0.035195">
            <text:p>0,035195</text:p>
          </table:table-cell>
          <table:table-cell office:value-type="float" office:value="0.010944">
            <text:p>0,010944</text:p>
          </table:table-cell>
          <table:table-cell office:value-type="float" office:value="3.215847">
            <text:p>3,215847</text:p>
          </table:table-cell>
          <table:table-cell office:value-type="float" office:value="315267700">
            <text:p>315267700</text:p>
          </table:table-cell>
          <table:table-cell office:value-type="float" office:value="315719791.945888">
            <text:p>315719791,945888</text:p>
          </table:table-cell>
          <table:table-cell office:value-type="float" office:value="-452091.945888">
            <text:p>-452091,945888</text:p>
          </table:table-cell>
          <table:table-cell office:value-type="float" office:value="3628.52">
            <text:p>3628,52</text:p>
          </table:table-cell>
          <table:table-cell office:value-type="float" office:value="3487.410917">
            <text:p>3487,410917</text:p>
          </table:table-cell>
          <table:table-cell office:value-type="float" office:value="141.109083">
            <text:p>141,109083</text:p>
          </table:table-cell>
          <table:table-cell table:number-columns-repeated="5"/>
        </table:table-row>
        <table:table-row table:style-name="ro1">
          <table:table-cell office:value-type="string">
            <text:p>2008-10-15</text:p>
          </table:table-cell>
          <table:table-cell office:value-type="float" office:value="0.02913">
            <text:p>0,02913</text:p>
          </table:table-cell>
          <table:table-cell office:value-type="float" office:value="0.009836">
            <text:p>0,009836</text:p>
          </table:table-cell>
          <table:table-cell office:value-type="float" office:value="2.961671">
            <text:p>2,961671</text:p>
          </table:table-cell>
          <table:table-cell office:value-type="float" office:value="278057500">
            <text:p>278057500</text:p>
          </table:table-cell>
          <table:table-cell office:value-type="float" office:value="307989840.842651">
            <text:p>307989840,842651</text:p>
          </table:table-cell>
          <table:table-cell office:value-type="float" office:value="-29932340.842651">
            <text:p>-29932340,842651</text:p>
          </table:table-cell>
          <table:table-cell office:value-type="float" office:value="3381.07">
            <text:p>3381,07</text:p>
          </table:table-cell>
          <table:table-cell office:value-type="float" office:value="3652.833297">
            <text:p>3652,833297</text:p>
          </table:table-cell>
          <table:table-cell office:value-type="float" office:value="-271.763297">
            <text:p>-271,763297</text:p>
          </table:table-cell>
          <table:table-cell table:number-columns-repeated="5"/>
        </table:table-row>
        <table:table-row table:style-name="ro1">
          <table:table-cell office:value-type="string">
            <text:p>2008-10-16</text:p>
          </table:table-cell>
          <table:table-cell office:value-type="float" office:value="0.033707">
            <text:p>0,033707</text:p>
          </table:table-cell>
          <table:table-cell office:value-type="float" office:value="0.012675">
            <text:p>0,012675</text:p>
          </table:table-cell>
          <table:table-cell office:value-type="float" office:value="2.659284">
            <text:p>2,659284</text:p>
          </table:table-cell>
          <table:table-cell office:value-type="float" office:value="341221000">
            <text:p>341221000</text:p>
          </table:table-cell>
          <table:table-cell office:value-type="float" office:value="291561881.831546">
            <text:p>291561881,831546</text:p>
          </table:table-cell>
          <table:table-cell office:value-type="float" office:value="49659118.168454">
            <text:p>49659118,168454</text:p>
          </table:table-cell>
          <table:table-cell office:value-type="float" office:value="3181">
            <text:p>3181</text:p>
          </table:table-cell>
          <table:table-cell office:value-type="float" office:value="3404.804056">
            <text:p>3404,804056</text:p>
          </table:table-cell>
          <table:table-cell office:value-type="float" office:value="-223.804056">
            <text:p>-223,804056</text:p>
          </table:table-cell>
          <table:table-cell table:number-columns-repeated="5"/>
        </table:table-row>
        <table:table-row table:style-name="ro1">
          <table:table-cell office:value-type="string">
            <text:p>2008-10-17</text:p>
          </table:table-cell>
          <table:table-cell office:value-type="float" office:value="0.035396">
            <text:p>0,035396</text:p>
          </table:table-cell>
          <table:table-cell office:value-type="float" office:value="0.011761">
            <text:p>0,011761</text:p>
          </table:table-cell>
          <table:table-cell office:value-type="float" office:value="3.009704">
            <text:p>3,009704</text:p>
          </table:table-cell>
          <table:table-cell office:value-type="float" office:value="298427100">
            <text:p>298427100</text:p>
          </table:table-cell>
          <table:table-cell office:value-type="float" office:value="328919246.907727">
            <text:p>328919246,907727</text:p>
          </table:table-cell>
          <table:table-cell office:value-type="float" office:value="-30492146.907727">
            <text:p>-30492146,907727</text:p>
          </table:table-cell>
          <table:table-cell office:value-type="float" office:value="3329.92">
            <text:p>3329,92</text:p>
          </table:table-cell>
          <table:table-cell office:value-type="float" office:value="3205.830512">
            <text:p>3205,830512</text:p>
          </table:table-cell>
          <table:table-cell office:value-type="float" office:value="124.089488">
            <text:p>124,089488</text:p>
          </table:table-cell>
          <table:table-cell table:number-columns-repeated="5"/>
        </table:table-row>
        <table:table-row table:style-name="ro1">
          <table:table-cell office:value-type="string">
            <text:p>2008-10-20</text:p>
          </table:table-cell>
          <table:table-cell office:value-type="float" office:value="0.036275">
            <text:p>0,036275</text:p>
          </table:table-cell>
          <table:table-cell office:value-type="float" office:value="0.011714">
            <text:p>0,011714</text:p>
          </table:table-cell>
          <table:table-cell office:value-type="float" office:value="3.096712">
            <text:p>3,096712</text:p>
          </table:table-cell>
          <table:table-cell office:value-type="float" office:value="220540400">
            <text:p>220540400</text:p>
          </table:table-cell>
          <table:table-cell office:value-type="float" office:value="305617856.13698">
            <text:p>305617856,13698</text:p>
          </table:table-cell>
          <table:table-cell office:value-type="float" office:value="-85077456.13698">
            <text:p>-85077456,13698</text:p>
          </table:table-cell>
          <table:table-cell office:value-type="float" office:value="3448.51">
            <text:p>3448,51</text:p>
          </table:table-cell>
          <table:table-cell office:value-type="float" office:value="3298.079688">
            <text:p>3298,079688</text:p>
          </table:table-cell>
          <table:table-cell office:value-type="float" office:value="150.430312">
            <text:p>150,430312</text:p>
          </table:table-cell>
          <table:table-cell table:number-columns-repeated="5"/>
        </table:table-row>
        <table:table-row table:style-name="ro1">
          <table:table-cell office:value-type="string">
            <text:p>2008-10-21</text:p>
          </table:table-cell>
          <table:table-cell office:value-type="float" office:value="0.034085">
            <text:p>0,034085</text:p>
          </table:table-cell>
          <table:table-cell office:value-type="float" office:value="0.010618">
            <text:p>0,010618</text:p>
          </table:table-cell>
          <table:table-cell office:value-type="float" office:value="3.210198">
            <text:p>3,210198</text:p>
          </table:table-cell>
          <table:table-cell office:value-type="float" office:value="186462500">
            <text:p>186462500</text:p>
          </table:table-cell>
          <table:table-cell office:value-type="float" office:value="253586439.724972">
            <text:p>253586439,724972</text:p>
          </table:table-cell>
          <table:table-cell office:value-type="float" office:value="-67123939.724972">
            <text:p>-67123939,724972</text:p>
          </table:table-cell>
          <table:table-cell office:value-type="float" office:value="3475.4">
            <text:p>3475,4</text:p>
          </table:table-cell>
          <table:table-cell office:value-type="float" office:value="3449.17641">
            <text:p>3449,17641</text:p>
          </table:table-cell>
          <table:table-cell office:value-type="float" office:value="26.22359">
            <text:p>26,22359</text:p>
          </table:table-cell>
          <table:table-cell table:number-columns-repeated="5"/>
        </table:table-row>
        <table:table-row table:style-name="ro1">
          <table:table-cell office:value-type="string">
            <text:p>2008-10-22</text:p>
          </table:table-cell>
          <table:table-cell office:value-type="float" office:value="0.03275">
            <text:p>0,03275</text:p>
          </table:table-cell>
          <table:table-cell office:value-type="float" office:value="0.011062">
            <text:p>0,011062</text:p>
          </table:table-cell>
          <table:table-cell office:value-type="float" office:value="2.960539">
            <text:p>2,960539</text:p>
          </table:table-cell>
          <table:table-cell office:value-type="float" office:value="192203900">
            <text:p>192203900</text:p>
          </table:table-cell>
          <table:table-cell office:value-type="float" office:value="220753328.163593">
            <text:p>220753328,163593</text:p>
          </table:table-cell>
          <table:table-cell office:value-type="float" office:value="-28549428.163593">
            <text:p>-28549428,163593</text:p>
          </table:table-cell>
          <table:table-cell office:value-type="float" office:value="3298.18">
            <text:p>3298,18</text:p>
          </table:table-cell>
          <table:table-cell office:value-type="float" office:value="3490.110357">
            <text:p>3490,110357</text:p>
          </table:table-cell>
          <table:table-cell office:value-type="float" office:value="-191.930357">
            <text:p>-191,930357</text:p>
          </table:table-cell>
          <table:table-cell table:number-columns-repeated="5"/>
        </table:table-row>
        <table:table-row table:style-name="ro1">
          <table:table-cell office:value-type="string">
            <text:p>2008-10-23</text:p>
          </table:table-cell>
          <table:table-cell office:value-type="float" office:value="0.031945">
            <text:p>0,031945</text:p>
          </table:table-cell>
          <table:table-cell office:value-type="float" office:value="0.01167">
            <text:p>0,01167</text:p>
          </table:table-cell>
          <table:table-cell office:value-type="float" office:value="2.737331">
            <text:p>2,737331</text:p>
          </table:table-cell>
          <table:table-cell office:value-type="float" office:value="217437200">
            <text:p>217437200</text:p>
          </table:table-cell>
          <table:table-cell office:value-type="float" office:value="220120795.364493">
            <text:p>220120795,364493</text:p>
          </table:table-cell>
          <table:table-cell office:value-type="float" office:value="-2683595.364493">
            <text:p>-2683595,364493</text:p>
          </table:table-cell>
          <table:table-cell office:value-type="float" office:value="3310.87">
            <text:p>3310,87</text:p>
          </table:table-cell>
          <table:table-cell office:value-type="float" office:value="3325.079257">
            <text:p>3325,079257</text:p>
          </table:table-cell>
          <table:table-cell office:value-type="float" office:value="-14.209257">
            <text:p>-14,209257</text:p>
          </table:table-cell>
          <table:table-cell table:number-columns-repeated="5"/>
        </table:table-row>
        <table:table-row table:style-name="ro1">
          <table:table-cell office:value-type="string">
            <text:p>2008-10-24</text:p>
          </table:table-cell>
          <table:table-cell office:value-type="float" office:value="0.036255">
            <text:p>0,036255</text:p>
          </table:table-cell>
          <table:table-cell office:value-type="float" office:value="0.011975">
            <text:p>0,011975</text:p>
          </table:table-cell>
          <table:table-cell office:value-type="float" office:value="3.02746">
            <text:p>3,02746</text:p>
          </table:table-cell>
          <table:table-cell office:value-type="float" office:value="324799500">
            <text:p>324799500</text:p>
          </table:table-cell>
          <table:table-cell office:value-type="float" office:value="225148831.616772">
            <text:p>225148831,616772</text:p>
          </table:table-cell>
          <table:table-cell office:value-type="float" office:value="99650668.383228">
            <text:p>99650668,383228</text:p>
          </table:table-cell>
          <table:table-cell office:value-type="float" office:value="3193.79">
            <text:p>3193,79</text:p>
          </table:table-cell>
          <table:table-cell office:value-type="float" office:value="3297.497332">
            <text:p>3297,497332</text:p>
          </table:table-cell>
          <table:table-cell office:value-type="float" office:value="-103.707332">
            <text:p>-103,707332</text:p>
          </table:table-cell>
          <table:table-cell table:number-columns-repeated="5"/>
        </table:table-row>
        <table:table-row table:style-name="ro1">
          <table:table-cell office:value-type="string">
            <text:p>2008-10-27</text:p>
          </table:table-cell>
          <table:table-cell office:value-type="float" office:value="0.033587">
            <text:p>0,033587</text:p>
          </table:table-cell>
          <table:table-cell office:value-type="float" office:value="0.01272">
            <text:p>0,01272</text:p>
          </table:table-cell>
          <table:table-cell office:value-type="float" office:value="2.640487">
            <text:p>2,640487</text:p>
          </table:table-cell>
          <table:table-cell office:value-type="float" office:value="222370700">
            <text:p>222370700</text:p>
          </table:table-cell>
          <table:table-cell office:value-type="float" office:value="267067190.274726">
            <text:p>267067190,274726</text:p>
          </table:table-cell>
          <table:table-cell office:value-type="float" office:value="-44696490.274726">
            <text:p>-44696490,274726</text:p>
          </table:table-cell>
          <table:table-cell office:value-type="float" office:value="3067.35">
            <text:p>3067,35</text:p>
          </table:table-cell>
          <table:table-cell office:value-type="float" office:value="3209.573829">
            <text:p>3209,573829</text:p>
          </table:table-cell>
          <table:table-cell office:value-type="float" office:value="-142.223829">
            <text:p>-142,223829</text:p>
          </table:table-cell>
          <table:table-cell table:number-columns-repeated="5"/>
        </table:table-row>
        <table:table-row table:style-name="ro1">
          <table:table-cell office:value-type="string">
            <text:p>2008-10-28</text:p>
          </table:table-cell>
          <table:table-cell office:value-type="float" office:value="0.033732">
            <text:p>0,033732</text:p>
          </table:table-cell>
          <table:table-cell office:value-type="float" office:value="0.012927">
            <text:p>0,012927</text:p>
          </table:table-cell>
          <table:table-cell office:value-type="float" office:value="2.609337">
            <text:p>2,609337</text:p>
          </table:table-cell>
          <table:table-cell office:value-type="float" office:value="258384000">
            <text:p>258384000</text:p>
          </table:table-cell>
          <table:table-cell office:value-type="float" office:value="227771063.771444">
            <text:p>227771063,771444</text:p>
          </table:table-cell>
          <table:table-cell office:value-type="float" office:value="30612936.228556">
            <text:p>30612936,228556</text:p>
          </table:table-cell>
          <table:table-cell office:value-type="float" office:value="3114.92">
            <text:p>3114,92</text:p>
          </table:table-cell>
          <table:table-cell office:value-type="float" office:value="3079.381834">
            <text:p>3079,381834</text:p>
          </table:table-cell>
          <table:table-cell office:value-type="float" office:value="35.538166">
            <text:p>35,538166</text:p>
          </table:table-cell>
          <table:table-cell table:number-columns-repeated="5"/>
        </table:table-row>
        <table:table-row table:style-name="ro1">
          <table:table-cell office:value-type="string">
            <text:p>2008-10-29</text:p>
          </table:table-cell>
          <table:table-cell office:value-type="float" office:value="0.035797">
            <text:p>0,035797</text:p>
          </table:table-cell>
          <table:table-cell office:value-type="float" office:value="0.012588">
            <text:p>0,012588</text:p>
          </table:table-cell>
          <table:table-cell office:value-type="float" office:value="2.843771">
            <text:p>2,843771</text:p>
          </table:table-cell>
          <table:table-cell office:value-type="float" office:value="303661200">
            <text:p>303661200</text:p>
          </table:table-cell>
          <table:table-cell office:value-type="float" office:value="230153369.115681">
            <text:p>230153369,115681</text:p>
          </table:table-cell>
          <table:table-cell office:value-type="float" office:value="73507830.884319">
            <text:p>73507830,884319</text:p>
          </table:table-cell>
          <table:table-cell office:value-type="float" office:value="3402.57">
            <text:p>3402,57</text:p>
          </table:table-cell>
          <table:table-cell office:value-type="float" office:value="3121.546664">
            <text:p>3121,546664</text:p>
          </table:table-cell>
          <table:table-cell office:value-type="float" office:value="281.023336">
            <text:p>281,023336</text:p>
          </table:table-cell>
          <table:table-cell table:number-columns-repeated="5"/>
        </table:table-row>
        <table:table-row table:style-name="ro1">
          <table:table-cell office:value-type="string">
            <text:p>2008-10-30</text:p>
          </table:table-cell>
          <table:table-cell office:value-type="float" office:value="0.034455">
            <text:p>0,034455</text:p>
          </table:table-cell>
          <table:table-cell office:value-type="float" office:value="0.011911">
            <text:p>0,011911</text:p>
          </table:table-cell>
          <table:table-cell office:value-type="float" office:value="2.8928">
            <text:p>2,8928</text:p>
          </table:table-cell>
          <table:table-cell office:value-type="float" office:value="257785100">
            <text:p>257785100</text:p>
          </table:table-cell>
          <table:table-cell office:value-type="float" office:value="266068277.354587">
            <text:p>266068277,354587</text:p>
          </table:table-cell>
          <table:table-cell office:value-type="float" office:value="-8283177.354587">
            <text:p>-8283177,354587</text:p>
          </table:table-cell>
          <table:table-cell office:value-type="float" office:value="3407.82">
            <text:p>3407,82</text:p>
          </table:table-cell>
          <table:table-cell office:value-type="float" office:value="3380.716812">
            <text:p>3380,716812</text:p>
          </table:table-cell>
          <table:table-cell office:value-type="float" office:value="27.103188">
            <text:p>27,103188</text:p>
          </table:table-cell>
          <table:table-cell table:number-columns-repeated="5"/>
        </table:table-row>
        <table:table-row table:style-name="ro1">
          <table:table-cell office:value-type="string">
            <text:p>2008-10-31</text:p>
          </table:table-cell>
          <table:table-cell office:value-type="float" office:value="0.03341">
            <text:p>0,03341</text:p>
          </table:table-cell>
          <table:table-cell office:value-type="float" office:value="0.012055">
            <text:p>0,012055</text:p>
          </table:table-cell>
          <table:table-cell office:value-type="float" office:value="2.771445">
            <text:p>2,771445</text:p>
          </table:table-cell>
          <table:table-cell office:value-type="float" office:value="218914700">
            <text:p>218914700</text:p>
          </table:table-cell>
          <table:table-cell office:value-type="float" office:value="262995709.385577">
            <text:p>262995709,385577</text:p>
          </table:table-cell>
          <table:table-cell office:value-type="float" office:value="-44081009.385577">
            <text:p>-44081009,385577</text:p>
          </table:table-cell>
          <table:table-cell office:value-type="float" office:value="3487.07">
            <text:p>3487,07</text:p>
          </table:table-cell>
          <table:table-cell office:value-type="float" office:value="3426.284123">
            <text:p>3426,284123</text:p>
          </table:table-cell>
          <table:table-cell office:value-type="float" office:value="60.785877">
            <text:p>60,785877</text:p>
          </table:table-cell>
          <table:table-cell table:number-columns-repeated="5"/>
        </table:table-row>
        <table:table-row table:style-name="ro1">
          <table:table-cell office:value-type="string">
            <text:p>2008-11-03</text:p>
          </table:table-cell>
          <table:table-cell office:value-type="float" office:value="0.035198">
            <text:p>0,035198</text:p>
          </table:table-cell>
          <table:table-cell office:value-type="float" office:value="0.011276">
            <text:p>0,011276</text:p>
          </table:table-cell>
          <table:table-cell office:value-type="float" office:value="3.121501">
            <text:p>3,121501</text:p>
          </table:table-cell>
          <table:table-cell office:value-type="float" office:value="144416100">
            <text:p>144416100</text:p>
          </table:table-cell>
          <table:table-cell office:value-type="float" office:value="230621695.145783">
            <text:p>230621695,145783</text:p>
          </table:table-cell>
          <table:table-cell office:value-type="float" office:value="-86205595.145783">
            <text:p>-86205595,145783</text:p>
          </table:table-cell>
          <table:table-cell office:value-type="float" office:value="3527.97">
            <text:p>3527,97</text:p>
          </table:table-cell>
          <table:table-cell office:value-type="float" office:value="3481.636369">
            <text:p>3481,636369</text:p>
          </table:table-cell>
          <table:table-cell office:value-type="float" office:value="46.333631">
            <text:p>46,333631</text:p>
          </table:table-cell>
          <table:table-cell table:number-columns-repeated="5"/>
        </table:table-row>
        <table:table-row table:style-name="ro1">
          <table:table-cell office:value-type="string">
            <text:p>2008-11-04</text:p>
          </table:table-cell>
          <table:table-cell office:value-type="float" office:value="0.036782">
            <text:p>0,036782</text:p>
          </table:table-cell>
          <table:table-cell office:value-type="float" office:value="0.01205">
            <text:p>0,01205</text:p>
          </table:table-cell>
          <table:table-cell office:value-type="float" office:value="3.05259">
            <text:p>3,05259</text:p>
          </table:table-cell>
          <table:table-cell office:value-type="float" office:value="208249400">
            <text:p>208249400</text:p>
          </table:table-cell>
          <table:table-cell office:value-type="float" office:value="189133486.884722">
            <text:p>189133486,884722</text:p>
          </table:table-cell>
          <table:table-cell office:value-type="float" office:value="19115913.115278">
            <text:p>19115913,115278</text:p>
          </table:table-cell>
          <table:table-cell office:value-type="float" office:value="3691.09">
            <text:p>3691,09</text:p>
          </table:table-cell>
          <table:table-cell office:value-type="float" office:value="3526.846913">
            <text:p>3526,846913</text:p>
          </table:table-cell>
          <table:table-cell office:value-type="float" office:value="164.243087">
            <text:p>164,243087</text:p>
          </table:table-cell>
          <table:table-cell table:number-columns-repeated="5"/>
        </table:table-row>
        <table:table-row table:style-name="ro1">
          <table:table-cell office:value-type="string">
            <text:p>2008-11-05</text:p>
          </table:table-cell>
          <table:table-cell office:value-type="float" office:value="0.032789">
            <text:p>0,032789</text:p>
          </table:table-cell>
          <table:table-cell office:value-type="float" office:value="0.0117">
            <text:p>0,0117</text:p>
          </table:table-cell>
          <table:table-cell office:value-type="float" office:value="2.802503">
            <text:p>2,802503</text:p>
          </table:table-cell>
          <table:table-cell office:value-type="float" office:value="189891200">
            <text:p>189891200</text:p>
          </table:table-cell>
          <table:table-cell office:value-type="float" office:value="211368067.109001">
            <text:p>211368067,109001</text:p>
          </table:table-cell>
          <table:table-cell office:value-type="float" office:value="-21476867.109001">
            <text:p>-21476867,109001</text:p>
          </table:table-cell>
          <table:table-cell office:value-type="float" office:value="3618.11">
            <text:p>3618,11</text:p>
          </table:table-cell>
          <table:table-cell office:value-type="float" office:value="3664.592177">
            <text:p>3664,592177</text:p>
          </table:table-cell>
          <table:table-cell office:value-type="float" office:value="-46.482177">
            <text:p>-46,482177</text:p>
          </table:table-cell>
          <table:table-cell table:number-columns-repeated="5"/>
        </table:table-row>
        <table:table-row table:style-name="ro1">
          <table:table-cell office:value-type="string">
            <text:p>2008-11-06</text:p>
          </table:table-cell>
          <table:table-cell office:value-type="float" office:value="0.034244">
            <text:p>0,034244</text:p>
          </table:table-cell>
          <table:table-cell office:value-type="float" office:value="0.011135">
            <text:p>0,011135</text:p>
          </table:table-cell>
          <table:table-cell office:value-type="float" office:value="3.075438">
            <text:p>3,075438</text:p>
          </table:table-cell>
          <table:table-cell office:value-type="float" office:value="219323700">
            <text:p>219323700</text:p>
          </table:table-cell>
          <table:table-cell office:value-type="float" office:value="205577792.063472">
            <text:p>205577792,063472</text:p>
          </table:table-cell>
          <table:table-cell office:value-type="float" office:value="13745907.936528">
            <text:p>13745907,936528</text:p>
          </table:table-cell>
          <table:table-cell office:value-type="float" office:value="3387.25">
            <text:p>3387,25</text:p>
          </table:table-cell>
          <table:table-cell office:value-type="float" office:value="3635.907969">
            <text:p>3635,907969</text:p>
          </table:table-cell>
          <table:table-cell office:value-type="float" office:value="-248.657969">
            <text:p>-248,657969</text:p>
          </table:table-cell>
          <table:table-cell table:number-columns-repeated="5"/>
        </table:table-row>
        <table:table-row table:style-name="ro1">
          <table:table-cell office:value-type="string">
            <text:p>2008-11-07</text:p>
          </table:table-cell>
          <table:table-cell office:value-type="float" office:value="0.035701">
            <text:p>0,035701</text:p>
          </table:table-cell>
          <table:table-cell office:value-type="float" office:value="0.011594">
            <text:p>0,011594</text:p>
          </table:table-cell>
          <table:table-cell office:value-type="float" office:value="3.079322">
            <text:p>3,079322</text:p>
          </table:table-cell>
          <table:table-cell office:value-type="float" office:value="159761600">
            <text:p>159761600</text:p>
          </table:table-cell>
          <table:table-cell office:value-type="float" office:value="206162659.592616">
            <text:p>206162659,592616</text:p>
          </table:table-cell>
          <table:table-cell office:value-type="float" office:value="-46401059.592616">
            <text:p>-46401059,592616</text:p>
          </table:table-cell>
          <table:table-cell office:value-type="float" office:value="3469.12">
            <text:p>3469,12</text:p>
          </table:table-cell>
          <table:table-cell office:value-type="float" office:value="3403.316888">
            <text:p>3403,316888</text:p>
          </table:table-cell>
          <table:table-cell office:value-type="float" office:value="65.803112">
            <text:p>65,803112</text:p>
          </table:table-cell>
          <table:table-cell table:number-columns-repeated="5"/>
        </table:table-row>
        <table:table-row table:style-name="ro1">
          <table:table-cell office:value-type="string">
            <text:p>2008-11-10</text:p>
          </table:table-cell>
          <table:table-cell office:value-type="float" office:value="0.03554">
            <text:p>0,03554</text:p>
          </table:table-cell>
          <table:table-cell office:value-type="float" office:value="0.011529">
            <text:p>0,011529</text:p>
          </table:table-cell>
          <table:table-cell office:value-type="float" office:value="3.082594">
            <text:p>3,082594</text:p>
          </table:table-cell>
          <table:table-cell office:value-type="float" office:value="129569200">
            <text:p>129569200</text:p>
          </table:table-cell>
          <table:table-cell office:value-type="float" office:value="172815900.26927">
            <text:p>172815900,26927</text:p>
          </table:table-cell>
          <table:table-cell office:value-type="float" office:value="-43246700.26927">
            <text:p>-43246700,26927</text:p>
          </table:table-cell>
          <table:table-cell office:value-type="float" office:value="3505.75">
            <text:p>3505,75</text:p>
          </table:table-cell>
          <table:table-cell office:value-type="float" office:value="3456.69915">
            <text:p>3456,69915</text:p>
          </table:table-cell>
          <table:table-cell office:value-type="float" office:value="49.05085">
            <text:p>49,05085</text:p>
          </table:table-cell>
          <table:table-cell table:number-columns-repeated="5"/>
        </table:table-row>
        <table:table-row table:style-name="ro1">
          <table:table-cell office:value-type="string">
            <text:p>2008-11-11</text:p>
          </table:table-cell>
          <table:table-cell office:value-type="float" office:value="0.03095">
            <text:p>0,03095</text:p>
          </table:table-cell>
          <table:table-cell office:value-type="float" office:value="0.01178">
            <text:p>0,01178</text:p>
          </table:table-cell>
          <table:table-cell office:value-type="float" office:value="2.627329">
            <text:p>2,627329</text:p>
          </table:table-cell>
          <table:table-cell office:value-type="float" office:value="139342500">
            <text:p>139342500</text:p>
          </table:table-cell>
          <table:table-cell office:value-type="float" office:value="152157252.139593">
            <text:p>152157252,139593</text:p>
          </table:table-cell>
          <table:table-cell office:value-type="float" office:value="-12814752.139593">
            <text:p>-12814752,139593</text:p>
          </table:table-cell>
          <table:table-cell office:value-type="float" office:value="3336.41">
            <text:p>3336,41</text:p>
          </table:table-cell>
          <table:table-cell office:value-type="float" office:value="3506.396665">
            <text:p>3506,396665</text:p>
          </table:table-cell>
          <table:table-cell office:value-type="float" office:value="-169.986665">
            <text:p>-169,986665</text:p>
          </table:table-cell>
          <table:table-cell table:number-columns-repeated="5"/>
        </table:table-row>
        <table:table-row table:style-name="ro1">
          <table:table-cell office:value-type="string">
            <text:p>2008-11-12</text:p>
          </table:table-cell>
          <table:table-cell office:value-type="float" office:value="0.034581">
            <text:p>0,034581</text:p>
          </table:table-cell>
          <table:table-cell office:value-type="float" office:value="0.012576">
            <text:p>0,012576</text:p>
          </table:table-cell>
          <table:table-cell office:value-type="float" office:value="2.749871">
            <text:p>2,749871</text:p>
          </table:table-cell>
          <table:table-cell office:value-type="float" office:value="169349700">
            <text:p>169349700</text:p>
          </table:table-cell>
          <table:table-cell office:value-type="float" office:value="152369557.59339">
            <text:p>152369557,59339</text:p>
          </table:table-cell>
          <table:table-cell office:value-type="float" office:value="16980142.40661">
            <text:p>16980142,40661</text:p>
          </table:table-cell>
          <table:table-cell office:value-type="float" office:value="3233.96">
            <text:p>3233,96</text:p>
          </table:table-cell>
          <table:table-cell office:value-type="float" office:value="3361.216563">
            <text:p>3361,216563</text:p>
          </table:table-cell>
          <table:table-cell office:value-type="float" office:value="-127.256563">
            <text:p>-127,256563</text:p>
          </table:table-cell>
          <table:table-cell table:number-columns-repeated="5"/>
        </table:table-row>
        <table:table-row table:style-name="ro1">
          <table:table-cell office:value-type="string">
            <text:p>2008-11-13</text:p>
          </table:table-cell>
          <table:table-cell office:value-type="float" office:value="0.034205">
            <text:p>0,034205</text:p>
          </table:table-cell>
          <table:table-cell office:value-type="float" office:value="0.012405">
            <text:p>0,012405</text:p>
          </table:table-cell>
          <table:table-cell office:value-type="float" office:value="2.757451">
            <text:p>2,757451</text:p>
          </table:table-cell>
          <table:table-cell office:value-type="float" office:value="161551800">
            <text:p>161551800</text:p>
          </table:table-cell>
          <table:table-cell office:value-type="float" office:value="167912758.103165">
            <text:p>167912758,103165</text:p>
          </table:table-cell>
          <table:table-cell office:value-type="float" office:value="-6360958.103165">
            <text:p>-6360958,103165</text:p>
          </table:table-cell>
          <table:table-cell office:value-type="float" office:value="3269.46">
            <text:p>3269,46</text:p>
          </table:table-cell>
          <table:table-cell office:value-type="float" office:value="3251.46514">
            <text:p>3251,46514</text:p>
          </table:table-cell>
          <table:table-cell office:value-type="float" office:value="17.99486">
            <text:p>17,99486</text:p>
          </table:table-cell>
          <table:table-cell table:number-columns-repeated="5"/>
        </table:table-row>
        <table:table-row table:style-name="ro1">
          <table:table-cell office:value-type="string">
            <text:p>2008-11-14</text:p>
          </table:table-cell>
          <table:table-cell office:value-type="float" office:value="0.035856">
            <text:p>0,035856</text:p>
          </table:table-cell>
          <table:table-cell office:value-type="float" office:value="0.012125">
            <text:p>0,012125</text:p>
          </table:table-cell>
          <table:table-cell office:value-type="float" office:value="2.957206">
            <text:p>2,957206</text:p>
          </table:table-cell>
          <table:table-cell office:value-type="float" office:value="166657000">
            <text:p>166657000</text:p>
          </table:table-cell>
          <table:table-cell office:value-type="float" office:value="160913526.007382">
            <text:p>160913526,007382</text:p>
          </table:table-cell>
          <table:table-cell office:value-type="float" office:value="5743473.992618">
            <text:p>5743473,992618</text:p>
          </table:table-cell>
          <table:table-cell office:value-type="float" office:value="3291.47">
            <text:p>3291,47</text:p>
          </table:table-cell>
          <table:table-cell office:value-type="float" office:value="3264.068547">
            <text:p>3264,068547</text:p>
          </table:table-cell>
          <table:table-cell office:value-type="float" office:value="27.401453">
            <text:p>27,401453</text:p>
          </table:table-cell>
          <table:table-cell table:number-columns-repeated="5"/>
        </table:table-row>
        <table:table-row table:style-name="ro1">
          <table:table-cell office:value-type="string">
            <text:p>2008-11-17</text:p>
          </table:table-cell>
          <table:table-cell office:value-type="float" office:value="0.036195">
            <text:p>0,036195</text:p>
          </table:table-cell>
          <table:table-cell office:value-type="float" office:value="0.011414">
            <text:p>0,011414</text:p>
          </table:table-cell>
          <table:table-cell office:value-type="float" office:value="3.171002">
            <text:p>3,171002</text:p>
          </table:table-cell>
          <table:table-cell office:value-type="float" office:value="151743400">
            <text:p>151743400</text:p>
          </table:table-cell>
          <table:table-cell office:value-type="float" office:value="156055141.074983">
            <text:p>156055141,074983</text:p>
          </table:table-cell>
          <table:table-cell office:value-type="float" office:value="-4311741.074983">
            <text:p>-4311741,074983</text:p>
          </table:table-cell>
          <table:table-cell office:value-type="float" office:value="3182.03">
            <text:p>3182,03</text:p>
          </table:table-cell>
          <table:table-cell office:value-type="float" office:value="3295.927718">
            <text:p>3295,927718</text:p>
          </table:table-cell>
          <table:table-cell office:value-type="float" office:value="-113.897718">
            <text:p>-113,897718</text:p>
          </table:table-cell>
          <table:table-cell table:number-columns-repeated="5"/>
        </table:table-row>
        <table:table-row table:style-name="ro1">
          <table:table-cell office:value-type="string">
            <text:p>2008-11-18</text:p>
          </table:table-cell>
          <table:table-cell office:value-type="float" office:value="0.035374">
            <text:p>0,035374</text:p>
          </table:table-cell>
          <table:table-cell office:value-type="float" office:value="0.012777">
            <text:p>0,012777</text:p>
          </table:table-cell>
          <table:table-cell office:value-type="float" office:value="2.768573">
            <text:p>2,768573</text:p>
          </table:table-cell>
          <table:table-cell office:value-type="float" office:value="176681000">
            <text:p>176681000</text:p>
          </table:table-cell>
          <table:table-cell office:value-type="float" office:value="150762864.605619">
            <text:p>150762864,605619</text:p>
          </table:table-cell>
          <table:table-cell office:value-type="float" office:value="25918135.394381">
            <text:p>25918135,394381</text:p>
          </table:table-cell>
          <table:table-cell office:value-type="float" office:value="3217.4">
            <text:p>3217,4</text:p>
          </table:table-cell>
          <table:table-cell office:value-type="float" office:value="3205.429299">
            <text:p>3205,429299</text:p>
          </table:table-cell>
          <table:table-cell office:value-type="float" office:value="11.970701">
            <text:p>11,970701</text:p>
          </table:table-cell>
          <table:table-cell table:number-columns-repeated="5"/>
        </table:table-row>
        <table:table-row table:style-name="ro1">
          <table:table-cell office:value-type="string">
            <text:p>2008-11-19</text:p>
          </table:table-cell>
          <table:table-cell office:value-type="float" office:value="0.035086">
            <text:p>0,035086</text:p>
          </table:table-cell>
          <table:table-cell office:value-type="float" office:value="0.01193">
            <text:p>0,01193</text:p>
          </table:table-cell>
          <table:table-cell office:value-type="float" office:value="2.940926">
            <text:p>2,940926</text:p>
          </table:table-cell>
          <table:table-cell office:value-type="float" office:value="182591400">
            <text:p>182591400</text:p>
          </table:table-cell>
          <table:table-cell office:value-type="float" office:value="164589495.314423">
            <text:p>164589495,314423</text:p>
          </table:table-cell>
          <table:table-cell office:value-type="float" office:value="18001904.685577">
            <text:p>18001904,685577</text:p>
          </table:table-cell>
          <table:table-cell office:value-type="float" office:value="3087.89">
            <text:p>3087,89</text:p>
          </table:table-cell>
          <table:table-cell office:value-type="float" office:value="3217.029624">
            <text:p>3217,029624</text:p>
          </table:table-cell>
          <table:table-cell office:value-type="float" office:value="-129.139624">
            <text:p>-129,139624</text:p>
          </table:table-cell>
          <table:table-cell table:number-columns-repeated="5"/>
        </table:table-row>
        <table:table-row table:style-name="ro1">
          <table:table-cell office:value-type="string">
            <text:p>2008-11-20</text:p>
          </table:table-cell>
          <table:table-cell office:value-type="float" office:value="0.033122">
            <text:p>0,033122</text:p>
          </table:table-cell>
          <table:table-cell office:value-type="float" office:value="0.012264">
            <text:p>0,012264</text:p>
          </table:table-cell>
          <table:table-cell office:value-type="float" office:value="2.700798">
            <text:p>2,700798</text:p>
          </table:table-cell>
          <table:table-cell office:value-type="float" office:value="236556200">
            <text:p>236556200</text:p>
          </table:table-cell>
          <table:table-cell office:value-type="float" office:value="172318893.106586">
            <text:p>172318893,106586</text:p>
          </table:table-cell>
          <table:table-cell office:value-type="float" office:value="64237306.893414">
            <text:p>64237306,893414</text:p>
          </table:table-cell>
          <table:table-cell office:value-type="float" office:value="2980.42">
            <text:p>2980,42</text:p>
          </table:table-cell>
          <table:table-cell office:value-type="float" office:value="3106.126431">
            <text:p>3106,126431</text:p>
          </table:table-cell>
          <table:table-cell office:value-type="float" office:value="-125.706431">
            <text:p>-125,706431</text:p>
          </table:table-cell>
          <table:table-cell table:number-columns-repeated="5"/>
        </table:table-row>
        <table:table-row table:style-name="ro1">
          <table:table-cell office:value-type="string">
            <text:p>2008-11-21</text:p>
          </table:table-cell>
          <table:table-cell office:value-type="float" office:value="0.036268">
            <text:p>0,036268</text:p>
          </table:table-cell>
          <table:table-cell office:value-type="float" office:value="0.01157">
            <text:p>0,01157</text:p>
          </table:table-cell>
          <table:table-cell office:value-type="float" office:value="3.134578">
            <text:p>3,134578</text:p>
          </table:table-cell>
          <table:table-cell office:value-type="float" office:value="230950600">
            <text:p>230950600</text:p>
          </table:table-cell>
          <table:table-cell office:value-type="float" office:value="199841037.924804">
            <text:p>199841037,924804</text:p>
          </table:table-cell>
          <table:table-cell office:value-type="float" office:value="31109562.075196">
            <text:p>31109562,075196</text:p>
          </table:table-cell>
          <table:table-cell office:value-type="float" office:value="2881.26">
            <text:p>2881,26</text:p>
          </table:table-cell>
          <table:table-cell office:value-type="float" office:value="2989.351734">
            <text:p>2989,351734</text:p>
          </table:table-cell>
          <table:table-cell office:value-type="float" office:value="-108.091734">
            <text:p>-108,091734</text:p>
          </table:table-cell>
          <table:table-cell table:number-columns-repeated="5"/>
        </table:table-row>
        <table:table-row table:style-name="ro1">
          <table:table-cell office:value-type="string">
            <text:p>2008-11-24</text:p>
          </table:table-cell>
          <table:table-cell office:value-type="float" office:value="0.036152">
            <text:p>0,036152</text:p>
          </table:table-cell>
          <table:table-cell office:value-type="float" office:value="0.011888">
            <text:p>0,011888</text:p>
          </table:table-cell>
          <table:table-cell office:value-type="float" office:value="3.041165">
            <text:p>3,041165</text:p>
          </table:table-cell>
          <table:table-cell office:value-type="float" office:value="219127700">
            <text:p>219127700</text:p>
          </table:table-cell>
          <table:table-cell office:value-type="float" office:value="206322863.029627">
            <text:p>206322863,029627</text:p>
          </table:table-cell>
          <table:table-cell office:value-type="float" office:value="12804836.970373">
            <text:p>12804836,970373</text:p>
          </table:table-cell>
          <table:table-cell office:value-type="float" office:value="3172.11">
            <text:p>3172,11</text:p>
          </table:table-cell>
          <table:table-cell office:value-type="float" office:value="2900.40603">
            <text:p>2900,40603</text:p>
          </table:table-cell>
          <table:table-cell office:value-type="float" office:value="271.70397">
            <text:p>271,70397</text:p>
          </table:table-cell>
          <table:table-cell table:number-columns-repeated="5"/>
        </table:table-row>
        <table:table-row table:style-name="ro1">
          <table:table-cell office:value-type="string">
            <text:p>2008-11-25</text:p>
          </table:table-cell>
          <table:table-cell office:value-type="float" office:value="0.033896">
            <text:p>0,033896</text:p>
          </table:table-cell>
          <table:table-cell office:value-type="float" office:value="0.01097">
            <text:p>0,01097</text:p>
          </table:table-cell>
          <table:table-cell office:value-type="float" office:value="3.089944">
            <text:p>3,089944</text:p>
          </table:table-cell>
          <table:table-cell office:value-type="float" office:value="222082500">
            <text:p>222082500</text:p>
          </table:table-cell>
          <table:table-cell office:value-type="float" office:value="204003165.5147">
            <text:p>204003165,5147</text:p>
          </table:table-cell>
          <table:table-cell office:value-type="float" office:value="18079334.4853">
            <text:p>18079334,4853</text:p>
          </table:table-cell>
          <table:table-cell office:value-type="float" office:value="3209.56">
            <text:p>3209,56</text:p>
          </table:table-cell>
          <table:table-cell office:value-type="float" office:value="3144.243114">
            <text:p>3144,243114</text:p>
          </table:table-cell>
          <table:table-cell office:value-type="float" office:value="65.316886">
            <text:p>65,316886</text:p>
          </table:table-cell>
          <table:table-cell table:number-columns-repeated="5"/>
        </table:table-row>
        <table:table-row table:style-name="ro1">
          <table:table-cell office:value-type="string">
            <text:p>2008-11-26</text:p>
          </table:table-cell>
          <table:table-cell office:value-type="float" office:value="0.029947">
            <text:p>0,029947</text:p>
          </table:table-cell>
          <table:table-cell office:value-type="float" office:value="0.010257">
            <text:p>0,010257</text:p>
          </table:table-cell>
          <table:table-cell office:value-type="float" office:value="2.919503">
            <text:p>2,919503</text:p>
          </table:table-cell>
          <table:table-cell office:value-type="float" office:value="157880800">
            <text:p>157880800</text:p>
          </table:table-cell>
          <table:table-cell office:value-type="float" office:value="208512965.680425">
            <text:p>208512965,680425</text:p>
          </table:table-cell>
          <table:table-cell office:value-type="float" office:value="-50632165.680425">
            <text:p>-50632165,680425</text:p>
          </table:table-cell>
          <table:table-cell office:value-type="float" office:value="3169.85">
            <text:p>3169,85</text:p>
          </table:table-cell>
          <table:table-cell office:value-type="float" office:value="3229.647966">
            <text:p>3229,647966</text:p>
          </table:table-cell>
          <table:table-cell office:value-type="float" office:value="-59.797966">
            <text:p>-59,797966</text:p>
          </table:table-cell>
          <table:table-cell table:number-columns-repeated="5"/>
        </table:table-row>
        <table:table-row table:style-name="ro1">
          <table:table-cell office:value-type="string">
            <text:p>2008-11-27</text:p>
          </table:table-cell>
          <table:table-cell office:value-type="float" office:value="0.034177">
            <text:p>0,034177</text:p>
          </table:table-cell>
          <table:table-cell office:value-type="float" office:value="0.011091">
            <text:p>0,011091</text:p>
          </table:table-cell>
          <table:table-cell office:value-type="float" office:value="3.081448">
            <text:p>3,081448</text:p>
          </table:table-cell>
          <table:table-cell office:value-type="float" office:value="110609700">
            <text:p>110609700</text:p>
          </table:table-cell>
          <table:table-cell office:value-type="float" office:value="185145251.836133">
            <text:p>185145251,836133</text:p>
          </table:table-cell>
          <table:table-cell office:value-type="float" office:value="-74535551.836133">
            <text:p>-74535551,836133</text:p>
          </table:table-cell>
          <table:table-cell office:value-type="float" office:value="3250.39">
            <text:p>3250,39</text:p>
          </table:table-cell>
          <table:table-cell office:value-type="float" office:value="3176.821691">
            <text:p>3176,821691</text:p>
          </table:table-cell>
          <table:table-cell office:value-type="float" office:value="73.568309">
            <text:p>73,568309</text:p>
          </table:table-cell>
          <table:table-cell table:number-columns-repeated="5"/>
        </table:table-row>
        <table:table-row table:style-name="ro1">
          <table:table-cell office:value-type="string">
            <text:p>2008-11-28</text:p>
          </table:table-cell>
          <table:table-cell office:value-type="float" office:value="0.035717">
            <text:p>0,035717</text:p>
          </table:table-cell>
          <table:table-cell office:value-type="float" office:value="0.011938">
            <text:p>0,011938</text:p>
          </table:table-cell>
          <table:table-cell office:value-type="float" office:value="2.991861">
            <text:p>2,991861</text:p>
          </table:table-cell>
          <table:table-cell office:value-type="float" office:value="144639700">
            <text:p>144639700</text:p>
          </table:table-cell>
          <table:table-cell office:value-type="float" office:value="152322076.572709">
            <text:p>152322076,572709</text:p>
          </table:table-cell>
          <table:table-cell office:value-type="float" office:value="-7682376.572709">
            <text:p>-7682376,572709</text:p>
          </table:table-cell>
          <table:table-cell office:value-type="float" office:value="3262.68">
            <text:p>3262,68</text:p>
          </table:table-cell>
          <table:table-cell office:value-type="float" office:value="3248.266736">
            <text:p>3248,266736</text:p>
          </table:table-cell>
          <table:table-cell office:value-type="float" office:value="14.413264">
            <text:p>14,413264</text:p>
          </table:table-cell>
          <table:table-cell table:number-columns-repeated="5"/>
        </table:table-row>
        <table:table-row table:style-name="ro1">
          <table:table-cell office:value-type="string">
            <text:p>2008-12-01</text:p>
          </table:table-cell>
          <table:table-cell office:value-type="float" office:value="0.036504">
            <text:p>0,036504</text:p>
          </table:table-cell>
          <table:table-cell office:value-type="float" office:value="0.012443">
            <text:p>0,012443</text:p>
          </table:table-cell>
          <table:table-cell office:value-type="float" office:value="2.933837">
            <text:p>2,933837</text:p>
          </table:table-cell>
          <table:table-cell office:value-type="float" office:value="137255200">
            <text:p>137255200</text:p>
          </table:table-cell>
          <table:table-cell office:value-type="float" office:value="157489985.072376">
            <text:p>157489985,072376</text:p>
          </table:table-cell>
          <table:table-cell office:value-type="float" office:value="-20234785.072376">
            <text:p>-20234785,072376</text:p>
          </table:table-cell>
          <table:table-cell office:value-type="float" office:value="3080.43">
            <text:p>3080,43</text:p>
          </table:table-cell>
          <table:table-cell office:value-type="float" office:value="3254.555314">
            <text:p>3254,555314</text:p>
          </table:table-cell>
          <table:table-cell office:value-type="float" office:value="-174.125314">
            <text:p>-174,125314</text:p>
          </table:table-cell>
          <table:table-cell table:number-columns-repeated="5"/>
        </table:table-row>
        <table:table-row table:style-name="ro1">
          <table:table-cell office:value-type="string">
            <text:p>2008-12-02</text:p>
          </table:table-cell>
          <table:table-cell office:value-type="float" office:value="0.035738">
            <text:p>0,035738</text:p>
          </table:table-cell>
          <table:table-cell office:value-type="float" office:value="0.012067">
            <text:p>0,012067</text:p>
          </table:table-cell>
          <table:table-cell office:value-type="float" office:value="2.96176">
            <text:p>2,96176</text:p>
          </table:table-cell>
          <table:table-cell office:value-type="float" office:value="162809200">
            <text:p>162809200</text:p>
          </table:table-cell>
          <table:table-cell office:value-type="float" office:value="154662012.130964">
            <text:p>154662012,130964</text:p>
          </table:table-cell>
          <table:table-cell office:value-type="float" office:value="8147187.869036">
            <text:p>8147187,869036</text:p>
          </table:table-cell>
          <table:table-cell office:value-type="float" office:value="3152.9">
            <text:p>3152,9</text:p>
          </table:table-cell>
          <table:table-cell office:value-type="float" office:value="3102.215427">
            <text:p>3102,215427</text:p>
          </table:table-cell>
          <table:table-cell office:value-type="float" office:value="50.684573">
            <text:p>50,684573</text:p>
          </table:table-cell>
          <table:table-cell table:number-columns-repeated="5"/>
        </table:table-row>
        <table:table-row table:style-name="ro1">
          <table:table-cell office:value-type="string">
            <text:p>2008-12-03</text:p>
          </table:table-cell>
          <table:table-cell office:value-type="float" office:value="0.035954">
            <text:p>0,035954</text:p>
          </table:table-cell>
          <table:table-cell office:value-type="float" office:value="0.012662">
            <text:p>0,012662</text:p>
          </table:table-cell>
          <table:table-cell office:value-type="float" office:value="2.839444">
            <text:p>2,839444</text:p>
          </table:table-cell>
          <table:table-cell office:value-type="float" office:value="136411800">
            <text:p>136411800</text:p>
          </table:table-cell>
          <table:table-cell office:value-type="float" office:value="154922221.776568">
            <text:p>154922221,776568</text:p>
          </table:table-cell>
          <table:table-cell office:value-type="float" office:value="-18510421.776568">
            <text:p>-18510421,776568</text:p>
          </table:table-cell>
          <table:table-cell office:value-type="float" office:value="3166.65">
            <text:p>3166,65</text:p>
          </table:table-cell>
          <table:table-cell office:value-type="float" office:value="3145.548023">
            <text:p>3145,548023</text:p>
          </table:table-cell>
          <table:table-cell office:value-type="float" office:value="21.101977">
            <text:p>21,101977</text:p>
          </table:table-cell>
          <table:table-cell table:number-columns-repeated="5"/>
        </table:table-row>
        <table:table-row table:style-name="ro1">
          <table:table-cell office:value-type="string">
            <text:p>2008-12-04</text:p>
          </table:table-cell>
          <table:table-cell office:value-type="float" office:value="0.034656">
            <text:p>0,034656</text:p>
          </table:table-cell>
          <table:table-cell office:value-type="float" office:value="0.012122">
            <text:p>0,012122</text:p>
          </table:table-cell>
          <table:table-cell office:value-type="float" office:value="2.858878">
            <text:p>2,858878</text:p>
          </table:table-cell>
          <table:table-cell office:value-type="float" office:value="169385300">
            <text:p>169385300</text:p>
          </table:table-cell>
          <table:table-cell office:value-type="float" office:value="138287686.64353">
            <text:p>138287686,64353</text:p>
          </table:table-cell>
          <table:table-cell office:value-type="float" office:value="31097613.35647">
            <text:p>31097613,35647</text:p>
          </table:table-cell>
          <table:table-cell office:value-type="float" office:value="3161.16">
            <text:p>3161,16</text:p>
          </table:table-cell>
          <table:table-cell office:value-type="float" office:value="3172.203681">
            <text:p>3172,203681</text:p>
          </table:table-cell>
          <table:table-cell office:value-type="float" office:value="-11.043681">
            <text:p>-11,043681</text:p>
          </table:table-cell>
          <table:table-cell table:number-columns-repeated="5"/>
        </table:table-row>
        <table:table-row table:style-name="ro1">
          <table:table-cell office:value-type="string">
            <text:p>2008-12-05</text:p>
          </table:table-cell>
          <table:table-cell office:value-type="float" office:value="0.036309">
            <text:p>0,036309</text:p>
          </table:table-cell>
          <table:table-cell office:value-type="float" office:value="0.013093">
            <text:p>0,013093</text:p>
          </table:table-cell>
          <table:table-cell office:value-type="float" office:value="2.773059">
            <text:p>2,773059</text:p>
          </table:table-cell>
          <table:table-cell office:value-type="float" office:value="170763500">
            <text:p>170763500</text:p>
          </table:table-cell>
          <table:table-cell office:value-type="float" office:value="151925910.625007">
            <text:p>151925910,625007</text:p>
          </table:table-cell>
          <table:table-cell office:value-type="float" office:value="18837589.374993">
            <text:p>18837589,374993</text:p>
          </table:table-cell>
          <table:table-cell office:value-type="float" office:value="2988.01">
            <text:p>2988,01</text:p>
          </table:table-cell>
          <table:table-cell office:value-type="float" office:value="3165.039822">
            <text:p>3165,039822</text:p>
          </table:table-cell>
          <table:table-cell office:value-type="float" office:value="-177.029822">
            <text:p>-177,029822</text:p>
          </table:table-cell>
          <table:table-cell table:number-columns-repeated="5"/>
        </table:table-row>
        <table:table-row table:style-name="ro1">
          <table:table-cell office:value-type="string">
            <text:p>2008-12-08</text:p>
          </table:table-cell>
          <table:table-cell office:value-type="float" office:value="0.034448">
            <text:p>0,034448</text:p>
          </table:table-cell>
          <table:table-cell office:value-type="float" office:value="0.012386">
            <text:p>0,012386</text:p>
          </table:table-cell>
          <table:table-cell office:value-type="float" office:value="2.78129">
            <text:p>2,78129</text:p>
          </table:table-cell>
          <table:table-cell office:value-type="float" office:value="191470600">
            <text:p>191470600</text:p>
          </table:table-cell>
          <table:table-cell office:value-type="float" office:value="159795393.859299">
            <text:p>159795393,859299</text:p>
          </table:table-cell>
          <table:table-cell office:value-type="float" office:value="31675206.140701">
            <text:p>31675206,140701</text:p>
          </table:table-cell>
          <table:table-cell office:value-type="float" office:value="3247.48">
            <text:p>3247,48</text:p>
          </table:table-cell>
          <table:table-cell office:value-type="float" office:value="3018.015234">
            <text:p>3018,015234</text:p>
          </table:table-cell>
          <table:table-cell office:value-type="float" office:value="229.464766">
            <text:p>229,464766</text:p>
          </table:table-cell>
          <table:table-cell table:number-columns-repeated="5"/>
        </table:table-row>
        <table:table-row table:style-name="ro1">
          <table:table-cell office:value-type="string">
            <text:p>2008-12-09</text:p>
          </table:table-cell>
          <table:table-cell office:value-type="float" office:value="0.036091">
            <text:p>0,036091</text:p>
          </table:table-cell>
          <table:table-cell office:value-type="float" office:value="0.012742">
            <text:p>0,012742</text:p>
          </table:table-cell>
          <table:table-cell office:value-type="float" office:value="2.832496">
            <text:p>2,832496</text:p>
          </table:table-cell>
          <table:table-cell office:value-type="float" office:value="199281200">
            <text:p>199281200</text:p>
          </table:table-cell>
          <table:table-cell office:value-type="float" office:value="172752512.831324">
            <text:p>172752512,831324</text:p>
          </table:table-cell>
          <table:table-cell office:value-type="float" office:value="26528687.168676">
            <text:p>26528687,168676</text:p>
          </table:table-cell>
          <table:table-cell office:value-type="float" office:value="3297.8">
            <text:p>3297,8</text:p>
          </table:table-cell>
          <table:table-cell office:value-type="float" office:value="3215.022052">
            <text:p>3215,022052</text:p>
          </table:table-cell>
          <table:table-cell office:value-type="float" office:value="82.777948">
            <text:p>82,777948</text:p>
          </table:table-cell>
          <table:table-cell table:number-columns-repeated="5"/>
        </table:table-row>
        <table:table-row table:style-name="ro1">
          <table:table-cell office:value-type="string">
            <text:p>2008-12-10</text:p>
          </table:table-cell>
          <table:table-cell office:value-type="float" office:value="0.034477">
            <text:p>0,034477</text:p>
          </table:table-cell>
          <table:table-cell office:value-type="float" office:value="0.011735">
            <text:p>0,011735</text:p>
          </table:table-cell>
          <table:table-cell office:value-type="float" office:value="2.937998">
            <text:p>2,937998</text:p>
          </table:table-cell>
          <table:table-cell office:value-type="float" office:value="141428000">
            <text:p>141428000</text:p>
          </table:table-cell>
          <table:table-cell office:value-type="float" office:value="179776330.37054">
            <text:p>179776330,37054</text:p>
          </table:table-cell>
          <table:table-cell office:value-type="float" office:value="-38348330.37054">
            <text:p>-38348330,37054</text:p>
          </table:table-cell>
          <table:table-cell office:value-type="float" office:value="3320.31">
            <text:p>3320,31</text:p>
          </table:table-cell>
          <table:table-cell office:value-type="float" office:value="3310.402724">
            <text:p>3310,402724</text:p>
          </table:table-cell>
          <table:table-cell office:value-type="float" office:value="9.907276">
            <text:p>9,907276</text:p>
          </table:table-cell>
          <table:table-cell table:number-columns-repeated="5"/>
        </table:table-row>
        <table:table-row table:style-name="ro1">
          <table:table-cell office:value-type="string">
            <text:p>2008-12-11</text:p>
          </table:table-cell>
          <table:table-cell office:value-type="float" office:value="0.034608">
            <text:p>0,034608</text:p>
          </table:table-cell>
          <table:table-cell office:value-type="float" office:value="0.01217">
            <text:p>0,01217</text:p>
          </table:table-cell>
          <table:table-cell office:value-type="float" office:value="2.843659">
            <text:p>2,843659</text:p>
          </table:table-cell>
          <table:table-cell office:value-type="float" office:value="129274700">
            <text:p>129274700</text:p>
          </table:table-cell>
          <table:table-cell office:value-type="float" office:value="156892446.173235">
            <text:p>156892446,173235</text:p>
          </table:table-cell>
          <table:table-cell office:value-type="float" office:value="-27617746.173235">
            <text:p>-27617746,173235</text:p>
          </table:table-cell>
          <table:table-cell office:value-type="float" office:value="3306.13">
            <text:p>3306,13</text:p>
          </table:table-cell>
          <table:table-cell office:value-type="float" office:value="3318.438946">
            <text:p>3318,438946</text:p>
          </table:table-cell>
          <table:table-cell office:value-type="float" office:value="-12.308946">
            <text:p>-12,308946</text:p>
          </table:table-cell>
          <table:table-cell table:number-columns-repeated="5"/>
        </table:table-row>
        <table:table-row table:style-name="ro1">
          <table:table-cell office:value-type="string">
            <text:p>2008-12-12</text:p>
          </table:table-cell>
          <table:table-cell office:value-type="float" office:value="0.034747">
            <text:p>0,034747</text:p>
          </table:table-cell>
          <table:table-cell office:value-type="float" office:value="0.012867">
            <text:p>0,012867</text:p>
          </table:table-cell>
          <table:table-cell office:value-type="float" office:value="2.700518">
            <text:p>2,700518</text:p>
          </table:table-cell>
          <table:table-cell table:number-columns-repeated="3" office:value-type="float" office:value="0">
            <text:p>0</text:p>
          </table:table-cell>
          <table:table-cell office:value-type="float" office:value="3213.6">
            <text:p>3213,6</text:p>
          </table:table-cell>
          <table:table-cell office:value-type="float" office:value="3319.551288">
            <text:p>3319,551288</text:p>
          </table:table-cell>
          <table:table-cell office:value-type="float" office:value="-105.951288">
            <text:p>-105,951288</text:p>
          </table:table-cell>
          <table:table-cell table:number-columns-repeated="5"/>
        </table:table-row>
        <table:table-row table:style-name="ro1">
          <table:table-cell office:value-type="string">
            <text:p>2008-12-15</text:p>
          </table:table-cell>
          <table:table-cell office:value-type="float" office:value="0.038039">
            <text:p>0,038039</text:p>
          </table:table-cell>
          <table:table-cell office:value-type="float" office:value="0.012659">
            <text:p>0,012659</text:p>
          </table:table-cell>
          <table:table-cell office:value-type="float" office:value="3.004992">
            <text:p>3,004992</text:p>
          </table:table-cell>
          <table:table-cell office:value-type="float" office:value="121986800">
            <text:p>121986800</text:p>
          </table:table-cell>
          <table:table-cell office:value-type="float" office:value="81083414.247678">
            <text:p>81083414,247678</text:p>
          </table:table-cell>
          <table:table-cell office:value-type="float" office:value="40903385.752322">
            <text:p>40903385,752322</text:p>
          </table:table-cell>
          <table:table-cell office:value-type="float" office:value="3185.66">
            <text:p>3185,66</text:p>
          </table:table-cell>
          <table:table-cell office:value-type="float" office:value="3211.706161">
            <text:p>3211,706161</text:p>
          </table:table-cell>
          <table:table-cell office:value-type="float" office:value="-26.046161">
            <text:p>-26,046161</text:p>
          </table:table-cell>
          <table:table-cell table:number-columns-repeated="5"/>
        </table:table-row>
        <table:table-row table:style-name="ro1">
          <table:table-cell office:value-type="string">
            <text:p>2008-12-16</text:p>
          </table:table-cell>
          <table:table-cell office:value-type="float" office:value="0.035104">
            <text:p>0,035104</text:p>
          </table:table-cell>
          <table:table-cell office:value-type="float" office:value="0.012211">
            <text:p>0,012211</text:p>
          </table:table-cell>
          <table:table-cell office:value-type="float" office:value="2.87473">
            <text:p>2,87473</text:p>
          </table:table-cell>
          <table:table-cell office:value-type="float" office:value="131834400">
            <text:p>131834400</text:p>
          </table:table-cell>
          <table:table-cell office:value-type="float" office:value="116383314.783203">
            <text:p>116383314,783203</text:p>
          </table:table-cell>
          <table:table-cell office:value-type="float" office:value="15451085.216797">
            <text:p>15451085,216797</text:p>
          </table:table-cell>
          <table:table-cell office:value-type="float" office:value="3251.66">
            <text:p>3251,66</text:p>
          </table:table-cell>
          <table:table-cell office:value-type="float" office:value="3189.579534">
            <text:p>3189,579534</text:p>
          </table:table-cell>
          <table:table-cell office:value-type="float" office:value="62.080466">
            <text:p>62,080466</text:p>
          </table:table-cell>
          <table:table-cell table:number-columns-repeated="5"/>
        </table:table-row>
        <table:table-row table:style-name="ro1">
          <table:table-cell office:value-type="string">
            <text:p>2008-12-17</text:p>
          </table:table-cell>
          <table:table-cell office:value-type="float" office:value="0.03562">
            <text:p>0,03562</text:p>
          </table:table-cell>
          <table:table-cell office:value-type="float" office:value="0.01325">
            <text:p>0,01325</text:p>
          </table:table-cell>
          <table:table-cell office:value-type="float" office:value="2.688355">
            <text:p>2,688355</text:p>
          </table:table-cell>
          <table:table-cell office:value-type="float" office:value="173590500">
            <text:p>173590500</text:p>
          </table:table-cell>
          <table:table-cell office:value-type="float" office:value="131016360.128604">
            <text:p>131016360,128604</text:p>
          </table:table-cell>
          <table:table-cell office:value-type="float" office:value="42574139.871396">
            <text:p>42574139,871396</text:p>
          </table:table-cell>
          <table:table-cell office:value-type="float" office:value="3241.92">
            <text:p>3241,92</text:p>
          </table:table-cell>
          <table:table-cell office:value-type="float" office:value="3249.824351">
            <text:p>3249,824351</text:p>
          </table:table-cell>
          <table:table-cell office:value-type="float" office:value="-7.904351">
            <text:p>-7,904351</text:p>
          </table:table-cell>
          <table:table-cell table:number-columns-repeated="5"/>
        </table:table-row>
        <table:table-row table:style-name="ro1">
          <table:table-cell office:value-type="string">
            <text:p>2008-12-18</text:p>
          </table:table-cell>
          <table:table-cell office:value-type="float" office:value="0.034032">
            <text:p>0,034032</text:p>
          </table:table-cell>
          <table:table-cell office:value-type="float" office:value="0.012615">
            <text:p>0,012615</text:p>
          </table:table-cell>
          <table:table-cell office:value-type="float" office:value="2.697712">
            <text:p>2,697712</text:p>
          </table:table-cell>
          <table:table-cell office:value-type="float" office:value="157125600">
            <text:p>157125600</text:p>
          </table:table-cell>
          <table:table-cell office:value-type="float" office:value="143720078.015034">
            <text:p>143720078,015034</text:p>
          </table:table-cell>
          <table:table-cell office:value-type="float" office:value="13405521.984966">
            <text:p>13405521,984966</text:p>
          </table:table-cell>
          <table:table-cell office:value-type="float" office:value="3234.15">
            <text:p>3234,15</text:p>
          </table:table-cell>
          <table:table-cell office:value-type="float" office:value="3250.949389">
            <text:p>3250,949389</text:p>
          </table:table-cell>
          <table:table-cell office:value-type="float" office:value="-16.799389">
            <text:p>-16,799389</text:p>
          </table:table-cell>
          <table:table-cell table:number-columns-repeated="5"/>
        </table:table-row>
        <table:table-row table:style-name="ro1">
          <table:table-cell office:value-type="string">
            <text:p>2008-12-19</text:p>
          </table:table-cell>
          <table:table-cell office:value-type="float" office:value="0.03439">
            <text:p>0,03439</text:p>
          </table:table-cell>
          <table:table-cell office:value-type="float" office:value="0.013038">
            <text:p>0,013038</text:p>
          </table:table-cell>
          <table:table-cell office:value-type="float" office:value="2.637681">
            <text:p>2,637681</text:p>
          </table:table-cell>
          <table:table-cell office:value-type="float" office:value="213878600">
            <text:p>213878600</text:p>
          </table:table-cell>
          <table:table-cell office:value-type="float" office:value="131318256.695378">
            <text:p>131318256,695378</text:p>
          </table:table-cell>
          <table:table-cell office:value-type="float" office:value="82560343.304622">
            <text:p>82560343,304622</text:p>
          </table:table-cell>
          <table:table-cell office:value-type="float" office:value="3225.9">
            <text:p>3225,9</text:p>
          </table:table-cell>
          <table:table-cell office:value-type="float" office:value="3241.550378">
            <text:p>3241,550378</text:p>
          </table:table-cell>
          <table:table-cell office:value-type="float" office:value="-15.650378">
            <text:p>-15,650378</text:p>
          </table:table-cell>
          <table:table-cell table:number-columns-repeated="5"/>
        </table:table-row>
        <table:table-row table:style-name="ro1">
          <table:table-cell office:value-type="string">
            <text:p>2008-12-22</text:p>
          </table:table-cell>
          <table:table-cell office:value-type="float" office:value="0.036541">
            <text:p>0,036541</text:p>
          </table:table-cell>
          <table:table-cell office:value-type="float" office:value="0.012451">
            <text:p>0,012451</text:p>
          </table:table-cell>
          <table:table-cell office:value-type="float" office:value="2.934838">
            <text:p>2,934838</text:p>
          </table:table-cell>
          <table:table-cell office:value-type="float" office:value="121440900">
            <text:p>121440900</text:p>
          </table:table-cell>
          <table:table-cell office:value-type="float" office:value="167985835.300371">
            <text:p>167985835,300371</text:p>
          </table:table-cell>
          <table:table-cell office:value-type="float" office:value="-46544935.300371">
            <text:p>-46544935,300371</text:p>
          </table:table-cell>
          <table:table-cell office:value-type="float" office:value="3151.36">
            <text:p>3151,36</text:p>
          </table:table-cell>
          <table:table-cell office:value-type="float" office:value="3231.338814">
            <text:p>3231,338814</text:p>
          </table:table-cell>
          <table:table-cell office:value-type="float" office:value="-79.978814">
            <text:p>-79,978814</text:p>
          </table:table-cell>
          <table:table-cell table:number-columns-repeated="5"/>
        </table:table-row>
        <table:table-row table:style-name="ro1">
          <table:table-cell office:value-type="string">
            <text:p>2008-12-23</text:p>
          </table:table-cell>
          <table:table-cell office:value-type="float" office:value="0.034318">
            <text:p>0,034318</text:p>
          </table:table-cell>
          <table:table-cell office:value-type="float" office:value="0.011955">
            <text:p>0,011955</text:p>
          </table:table-cell>
          <table:table-cell office:value-type="float" office:value="2.870695">
            <text:p>2,870695</text:p>
          </table:table-cell>
          <table:table-cell office:value-type="float" office:value="89696200">
            <text:p>89696200</text:p>
          </table:table-cell>
          <table:table-cell office:value-type="float" office:value="142231262.086129">
            <text:p>142231262,086129</text:p>
          </table:table-cell>
          <table:table-cell office:value-type="float" office:value="-52535062.086129">
            <text:p>-52535062,086129</text:p>
          </table:table-cell>
          <table:table-cell office:value-type="float" office:value="3128.41">
            <text:p>3128,41</text:p>
          </table:table-cell>
          <table:table-cell office:value-type="float" office:value="3159.418978">
            <text:p>3159,418978</text:p>
          </table:table-cell>
          <table:table-cell office:value-type="float" office:value="-31.008978">
            <text:p>-31,008978</text:p>
          </table:table-cell>
          <table:table-cell table:number-columns-repeated="5"/>
        </table:table-row>
        <table:table-row table:style-name="ro1">
          <table:table-cell office:value-type="string">
            <text:p>2008-12-24</text:p>
          </table:table-cell>
          <table:table-cell office:value-type="float" office:value="0.033234">
            <text:p>0,033234</text:p>
          </table:table-cell>
          <table:table-cell office:value-type="float" office:value="0.011361">
            <text:p>0,011361</text:p>
          </table:table-cell>
          <table:table-cell office:value-type="float" office:value="2.925215">
            <text:p>2,925215</text:p>
          </table:table-cell>
          <table:table-cell office:value-type="float" office:value="30572600">
            <text:p>30572600</text:p>
          </table:table-cell>
          <table:table-cell office:value-type="float" office:value="117933662.969824">
            <text:p>117933662,969824</text:p>
          </table:table-cell>
          <table:table-cell office:value-type="float" office:value="-87361062.969824">
            <text:p>-87361062,969824</text:p>
          </table:table-cell>
          <table:table-cell office:value-type="float" office:value="3116.21">
            <text:p>3116,21</text:p>
          </table:table-cell>
          <table:table-cell office:value-type="float" office:value="3133.607337">
            <text:p>3133,607337</text:p>
          </table:table-cell>
          <table:table-cell office:value-type="float" office:value="-17.397337">
            <text:p>-17,397337</text:p>
          </table:table-cell>
          <table:table-cell table:number-columns-repeated="5"/>
        </table:table-row>
        <table:table-row table:style-name="ro1">
          <table:table-cell office:value-type="string">
            <text:p>2008-12-29</text:p>
          </table:table-cell>
          <table:table-cell office:value-type="float" office:value="0.032144">
            <text:p>0,032144</text:p>
          </table:table-cell>
          <table:table-cell office:value-type="float" office:value="0.012788">
            <text:p>0,012788</text:p>
          </table:table-cell>
          <table:table-cell office:value-type="float" office:value="2.513575">
            <text:p>2,513575</text:p>
          </table:table-cell>
          <table:table-cell office:value-type="float" office:value="58312200">
            <text:p>58312200</text:p>
          </table:table-cell>
          <table:table-cell office:value-type="float" office:value="84554478.923316">
            <text:p>84554478,923316</text:p>
          </table:table-cell>
          <table:table-cell office:value-type="float" office:value="-26242278.923316">
            <text:p>-26242278,923316</text:p>
          </table:table-cell>
          <table:table-cell office:value-type="float" office:value="3130.72">
            <text:p>3130,72</text:p>
          </table:table-cell>
          <table:table-cell office:value-type="float" office:value="3122.991203">
            <text:p>3122,991203</text:p>
          </table:table-cell>
          <table:table-cell office:value-type="float" office:value="7.728797">
            <text:p>7,728797</text:p>
          </table:table-cell>
          <table:table-cell table:number-columns-repeated="5"/>
        </table:table-row>
        <table:table-row table:style-name="ro1">
          <table:table-cell office:value-type="string">
            <text:p>2008-12-30</text:p>
          </table:table-cell>
          <table:table-cell office:value-type="float" office:value="0.031414">
            <text:p>0,031414</text:p>
          </table:table-cell>
          <table:table-cell office:value-type="float" office:value="0.011514">
            <text:p>0,011514</text:p>
          </table:table-cell>
          <table:table-cell office:value-type="float" office:value="2.728288">
            <text:p>2,728288</text:p>
          </table:table-cell>
          <table:table-cell office:value-type="float" office:value="65048600">
            <text:p>65048600</text:p>
          </table:table-cell>
          <table:table-cell office:value-type="float" office:value="88786155.609609">
            <text:p>88786155,609609</text:p>
          </table:table-cell>
          <table:table-cell office:value-type="float" office:value="-23737555.609609">
            <text:p>-23737555,609609</text:p>
          </table:table-cell>
          <table:table-cell office:value-type="float" office:value="3217.13">
            <text:p>3217,13</text:p>
          </table:table-cell>
          <table:table-cell office:value-type="float" office:value="3134.129469">
            <text:p>3134,129469</text:p>
          </table:table-cell>
          <table:table-cell office:value-type="float" office:value="83.000531">
            <text:p>83,000531</text:p>
          </table:table-cell>
          <table:table-cell table:number-columns-repeated="5"/>
        </table:table-row>
        <table:table-row table:style-name="ro1">
          <table:table-cell office:value-type="string">
            <text:p>2008-12-31</text:p>
          </table:table-cell>
          <table:table-cell office:value-type="float" office:value="0.033527">
            <text:p>0,033527</text:p>
          </table:table-cell>
          <table:table-cell office:value-type="float" office:value="0.011796">
            <text:p>0,011796</text:p>
          </table:table-cell>
          <table:table-cell office:value-type="float" office:value="2.842313">
            <text:p>2,842313</text:p>
          </table:table-cell>
          <table:table-cell office:value-type="float" office:value="39347200">
            <text:p>39347200</text:p>
          </table:table-cell>
          <table:table-cell office:value-type="float" office:value="83508768.522022">
            <text:p>83508768,522022</text:p>
          </table:table-cell>
          <table:table-cell office:value-type="float" office:value="-44161568.522022">
            <text:p>-44161568,522022</text:p>
          </table:table-cell>
          <table:table-cell office:value-type="float" office:value="3217.97">
            <text:p>3217,97</text:p>
          </table:table-cell>
          <table:table-cell office:value-type="float" office:value="3217.282803">
            <text:p>3217,282803</text:p>
          </table:table-cell>
          <table:table-cell office:value-type="float" office:value="0.687197">
            <text:p>0,687197</text:p>
          </table:table-cell>
          <table:table-cell table:number-columns-repeated="5"/>
        </table:table-row>
        <table:table-row table:style-name="ro1">
          <table:table-cell office:value-type="string">
            <text:p>2009-01-02</text:p>
          </table:table-cell>
          <table:table-cell office:value-type="float" office:value="0.033744">
            <text:p>0,033744</text:p>
          </table:table-cell>
          <table:table-cell office:value-type="float" office:value="0.011894">
            <text:p>0,011894</text:p>
          </table:table-cell>
          <table:table-cell office:value-type="float" office:value="2.837179">
            <text:p>2,837179</text:p>
          </table:table-cell>
          <table:table-cell office:value-type="float" office:value="76923000">
            <text:p>76923000</text:p>
          </table:table-cell>
          <table:table-cell office:value-type="float" office:value="60208497.530209">
            <text:p>60208497,530209</text:p>
          </table:table-cell>
          <table:table-cell office:value-type="float" office:value="16714502.469791">
            <text:p>16714502,469791</text:p>
          </table:table-cell>
          <table:table-cell office:value-type="float" office:value="3349.69">
            <text:p>3349,69</text:p>
          </table:table-cell>
          <table:table-cell office:value-type="float" office:value="3225.376776">
            <text:p>3225,376776</text:p>
          </table:table-cell>
          <table:table-cell office:value-type="float" office:value="124.313224">
            <text:p>124,313224</text:p>
          </table:table-cell>
          <table:table-cell table:number-columns-repeated="5"/>
        </table:table-row>
        <table:table-row table:style-name="ro1">
          <table:table-cell office:value-type="string">
            <text:p>2009-01-05</text:p>
          </table:table-cell>
          <table:table-cell office:value-type="float" office:value="0.034273">
            <text:p>0,034273</text:p>
          </table:table-cell>
          <table:table-cell office:value-type="float" office:value="0.012215">
            <text:p>0,012215</text:p>
          </table:table-cell>
          <table:table-cell office:value-type="float" office:value="2.805734">
            <text:p>2,805734</text:p>
          </table:table-cell>
          <table:table-cell office:value-type="float" office:value="121291200">
            <text:p>121291200</text:p>
          </table:table-cell>
          <table:table-cell office:value-type="float" office:value="65381190.546897">
            <text:p>65381190,546897</text:p>
          </table:table-cell>
          <table:table-cell office:value-type="float" office:value="55910009.453103">
            <text:p>55910009,453103</text:p>
          </table:table-cell>
          <table:table-cell office:value-type="float" office:value="3359.92">
            <text:p>3359,92</text:p>
          </table:table-cell>
          <table:table-cell office:value-type="float" office:value="3339.256922">
            <text:p>3339,256922</text:p>
          </table:table-cell>
          <table:table-cell office:value-type="float" office:value="20.663078">
            <text:p>20,663078</text:p>
          </table:table-cell>
          <table:table-cell table:number-columns-repeated="5"/>
        </table:table-row>
        <table:table-row table:style-name="ro1">
          <table:table-cell office:value-type="string">
            <text:p>2009-01-06</text:p>
          </table:table-cell>
          <table:table-cell office:value-type="float" office:value="0.034762">
            <text:p>0,034762</text:p>
          </table:table-cell>
          <table:table-cell office:value-type="float" office:value="0.011111">
            <text:p>0,011111</text:p>
          </table:table-cell>
          <table:table-cell office:value-type="float" office:value="3.128557">
            <text:p>3,128557</text:p>
          </table:table-cell>
          <table:table-cell office:value-type="float" office:value="131786400">
            <text:p>131786400</text:p>
          </table:table-cell>
          <table:table-cell office:value-type="float" office:value="93989918.545417">
            <text:p>93989918,545417</text:p>
          </table:table-cell>
          <table:table-cell office:value-type="float" office:value="37796481.454583">
            <text:p>37796481,454583</text:p>
          </table:table-cell>
          <table:table-cell office:value-type="float" office:value="3396.22">
            <text:p>3396,22</text:p>
          </table:table-cell>
          <table:table-cell office:value-type="float" office:value="3366.831793">
            <text:p>3366,831793</text:p>
          </table:table-cell>
          <table:table-cell office:value-type="float" office:value="29.388207">
            <text:p>29,388207</text:p>
          </table:table-cell>
          <table:table-cell table:number-columns-repeated="5"/>
        </table:table-row>
        <table:table-row table:style-name="ro1">
          <table:table-cell office:value-type="string">
            <text:p>2009-01-07</text:p>
          </table:table-cell>
          <table:table-cell office:value-type="float" office:value="0.033716">
            <text:p>0,033716</text:p>
          </table:table-cell>
          <table:table-cell office:value-type="float" office:value="0.01322">
            <text:p>0,01322</text:p>
          </table:table-cell>
          <table:table-cell office:value-type="float" office:value="2.550338">
            <text:p>2,550338</text:p>
          </table:table-cell>
          <table:table-cell office:value-type="float" office:value="143934600">
            <text:p>143934600</text:p>
          </table:table-cell>
          <table:table-cell office:value-type="float" office:value="108458977.772696">
            <text:p>108458977,772696</text:p>
          </table:table-cell>
          <table:table-cell office:value-type="float" office:value="35475622.227304">
            <text:p>35475622,227304</text:p>
          </table:table-cell>
          <table:table-cell office:value-type="float" office:value="3346.09">
            <text:p>3346,09</text:p>
          </table:table-cell>
          <table:table-cell office:value-type="float" office:value="3389.84973">
            <text:p>3389,84973</text:p>
          </table:table-cell>
          <table:table-cell office:value-type="float" office:value="-43.75973">
            <text:p>-43,75973</text:p>
          </table:table-cell>
          <table:table-cell table:number-columns-repeated="5"/>
        </table:table-row>
        <table:table-row table:style-name="ro1">
          <table:table-cell office:value-type="string">
            <text:p>2009-01-08</text:p>
          </table:table-cell>
          <table:table-cell office:value-type="float" office:value="0.032468">
            <text:p>0,032468</text:p>
          </table:table-cell>
          <table:table-cell office:value-type="float" office:value="0.01344">
            <text:p>0,01344</text:p>
          </table:table-cell>
          <table:table-cell office:value-type="float" office:value="2.415838">
            <text:p>2,415838</text:p>
          </table:table-cell>
          <table:table-cell office:value-type="float" office:value="117238100">
            <text:p>117238100</text:p>
          </table:table-cell>
          <table:table-cell office:value-type="float" office:value="116393622.603652">
            <text:p>116393622,603652</text:p>
          </table:table-cell>
          <table:table-cell office:value-type="float" office:value="844477.396348">
            <text:p>844477,396348</text:p>
          </table:table-cell>
          <table:table-cell office:value-type="float" office:value="3324.33">
            <text:p>3324,33</text:p>
          </table:table-cell>
          <table:table-cell office:value-type="float" office:value="3356.75143">
            <text:p>3356,75143</text:p>
          </table:table-cell>
          <table:table-cell office:value-type="float" office:value="-32.42143">
            <text:p>-32,42143</text:p>
          </table:table-cell>
          <table:table-cell table:number-columns-repeated="5"/>
        </table:table-row>
        <table:table-row table:style-name="ro1">
          <table:table-cell office:value-type="string">
            <text:p>2009-01-09</text:p>
          </table:table-cell>
          <table:table-cell office:value-type="float" office:value="0.034172">
            <text:p>0,034172</text:p>
          </table:table-cell>
          <table:table-cell office:value-type="float" office:value="0.011468">
            <text:p>0,011468</text:p>
          </table:table-cell>
          <table:table-cell office:value-type="float" office:value="2.979837">
            <text:p>2,979837</text:p>
          </table:table-cell>
          <table:table-cell office:value-type="float" office:value="110150500">
            <text:p>110150500</text:p>
          </table:table-cell>
          <table:table-cell office:value-type="float" office:value="112349519.156558">
            <text:p>112349519,156558</text:p>
          </table:table-cell>
          <table:table-cell office:value-type="float" office:value="-2199019.156558">
            <text:p>-2199019,156558</text:p>
          </table:table-cell>
          <table:table-cell office:value-type="float" office:value="3299.5">
            <text:p>3299,5</text:p>
          </table:table-cell>
          <table:table-cell office:value-type="float" office:value="3321.397225">
            <text:p>3321,397225</text:p>
          </table:table-cell>
          <table:table-cell office:value-type="float" office:value="-21.897225">
            <text:p>-21,897225</text:p>
          </table:table-cell>
          <table:table-cell table:number-columns-repeated="5"/>
        </table:table-row>
        <table:table-row table:style-name="ro1">
          <table:table-cell office:value-type="string">
            <text:p>2009-01-12</text:p>
          </table:table-cell>
          <table:table-cell office:value-type="float" office:value="0.036066">
            <text:p>0,036066</text:p>
          </table:table-cell>
          <table:table-cell office:value-type="float" office:value="0.011833">
            <text:p>0,011833</text:p>
          </table:table-cell>
          <table:table-cell office:value-type="float" office:value="3.048004">
            <text:p>3,048004</text:p>
          </table:table-cell>
          <table:table-cell office:value-type="float" office:value="103393400">
            <text:p>103393400</text:p>
          </table:table-cell>
          <table:table-cell office:value-type="float" office:value="113275541.648427">
            <text:p>113275541,648427</text:p>
          </table:table-cell>
          <table:table-cell office:value-type="float" office:value="-9882141.648427">
            <text:p>-9882141,648427</text:p>
          </table:table-cell>
          <table:table-cell office:value-type="float" office:value="3246.12">
            <text:p>3246,12</text:p>
          </table:table-cell>
          <table:table-cell office:value-type="float" office:value="3306.986814">
            <text:p>3306,986814</text:p>
          </table:table-cell>
          <table:table-cell office:value-type="float" office:value="-60.866814">
            <text:p>-60,866814</text:p>
          </table:table-cell>
          <table:table-cell table:number-columns-repeated="5"/>
        </table:table-row>
        <table:table-row table:style-name="ro1">
          <table:table-cell office:value-type="string">
            <text:p>2009-01-13</text:p>
          </table:table-cell>
          <table:table-cell office:value-type="float" office:value="0.035402">
            <text:p>0,035402</text:p>
          </table:table-cell>
          <table:table-cell office:value-type="float" office:value="0.012242">
            <text:p>0,012242</text:p>
          </table:table-cell>
          <table:table-cell office:value-type="float" office:value="2.891727">
            <text:p>2,891727</text:p>
          </table:table-cell>
          <table:table-cell office:value-type="float" office:value="140367100">
            <text:p>140367100</text:p>
          </table:table-cell>
          <table:table-cell office:value-type="float" office:value="112807459.046321">
            <text:p>112807459,046321</text:p>
          </table:table-cell>
          <table:table-cell office:value-type="float" office:value="27559640.953679">
            <text:p>27559640,953679</text:p>
          </table:table-cell>
          <table:table-cell office:value-type="float" office:value="3197.89">
            <text:p>3197,89</text:p>
          </table:table-cell>
          <table:table-cell office:value-type="float" office:value="3253.355556">
            <text:p>3253,355556</text:p>
          </table:table-cell>
          <table:table-cell office:value-type="float" office:value="-55.465556">
            <text:p>-55,465556</text:p>
          </table:table-cell>
          <table:table-cell table:number-columns-repeated="5"/>
        </table:table-row>
        <table:table-row table:style-name="ro1">
          <table:table-cell office:value-type="string">
            <text:p>2009-01-14</text:p>
          </table:table-cell>
          <table:table-cell office:value-type="float" office:value="0.035515">
            <text:p>0,035515</text:p>
          </table:table-cell>
          <table:table-cell office:value-type="float" office:value="0.011867">
            <text:p>0,011867</text:p>
          </table:table-cell>
          <table:table-cell office:value-type="float" office:value="2.992627">
            <text:p>2,992627</text:p>
          </table:table-cell>
          <table:table-cell office:value-type="float" office:value="170760500">
            <text:p>170760500</text:p>
          </table:table-cell>
          <table:table-cell office:value-type="float" office:value="130369567.624849">
            <text:p>130369567,624849</text:p>
          </table:table-cell>
          <table:table-cell office:value-type="float" office:value="40390932.375151">
            <text:p>40390932,375151</text:p>
          </table:table-cell>
          <table:table-cell office:value-type="float" office:value="3052">
            <text:p>3052</text:p>
          </table:table-cell>
          <table:table-cell office:value-type="float" office:value="3208.175745">
            <text:p>3208,175745</text:p>
          </table:table-cell>
          <table:table-cell office:value-type="float" office:value="-156.175745">
            <text:p>-156,175745</text:p>
          </table:table-cell>
          <table:table-cell table:number-columns-repeated="5"/>
        </table:table-row>
        <table:table-row table:style-name="ro1">
          <table:table-cell office:value-type="string">
            <text:p>2009-01-15</text:p>
          </table:table-cell>
          <table:table-cell office:value-type="float" office:value="0.033411">
            <text:p>0,033411</text:p>
          </table:table-cell>
          <table:table-cell office:value-type="float" office:value="0.012969">
            <text:p>0,012969</text:p>
          </table:table-cell>
          <table:table-cell office:value-type="float" office:value="2.576176">
            <text:p>2,576176</text:p>
          </table:table-cell>
          <table:table-cell office:value-type="float" office:value="171376700">
            <text:p>171376700</text:p>
          </table:table-cell>
          <table:table-cell office:value-type="float" office:value="148014594.674637">
            <text:p>148014594,674637</text:p>
          </table:table-cell>
          <table:table-cell office:value-type="float" office:value="23362105.325363">
            <text:p>23362105,325363</text:p>
          </table:table-cell>
          <table:table-cell office:value-type="float" office:value="2995.88">
            <text:p>2995,88</text:p>
          </table:table-cell>
          <table:table-cell office:value-type="float" office:value="3070.801894">
            <text:p>3070,801894</text:p>
          </table:table-cell>
          <table:table-cell office:value-type="float" office:value="-74.921894">
            <text:p>-74,921894</text:p>
          </table:table-cell>
          <table:table-cell table:number-columns-repeated="5"/>
        </table:table-row>
        <table:table-row table:style-name="ro1">
          <table:table-cell office:value-type="string">
            <text:p>2009-01-16</text:p>
          </table:table-cell>
          <table:table-cell office:value-type="float" office:value="0.033448">
            <text:p>0,033448</text:p>
          </table:table-cell>
          <table:table-cell office:value-type="float" office:value="0.012307">
            <text:p>0,012307</text:p>
          </table:table-cell>
          <table:table-cell office:value-type="float" office:value="2.717796">
            <text:p>2,717796</text:p>
          </table:table-cell>
          <table:table-cell office:value-type="float" office:value="168809900">
            <text:p>168809900</text:p>
          </table:table-cell>
          <table:table-cell office:value-type="float" office:value="151792066.059487">
            <text:p>151792066,059487</text:p>
          </table:table-cell>
          <table:table-cell office:value-type="float" office:value="17017833.940513">
            <text:p>17017833,940513</text:p>
          </table:table-cell>
          <table:table-cell office:value-type="float" office:value="3016.75">
            <text:p>3016,75</text:p>
          </table:table-cell>
          <table:table-cell office:value-type="float" office:value="3002.806011">
            <text:p>3002,806011</text:p>
          </table:table-cell>
          <table:table-cell office:value-type="float" office:value="13.943989">
            <text:p>13,943989</text:p>
          </table:table-cell>
          <table:table-cell table:number-columns-repeated="5"/>
        </table:table-row>
        <table:table-row table:style-name="ro1">
          <table:table-cell office:value-type="string">
            <text:p>2009-01-19</text:p>
          </table:table-cell>
          <table:table-cell office:value-type="float" office:value="0.037397">
            <text:p>0,037397</text:p>
          </table:table-cell>
          <table:table-cell office:value-type="float" office:value="0.012148">
            <text:p>0,012148</text:p>
          </table:table-cell>
          <table:table-cell office:value-type="float" office:value="3.078316">
            <text:p>3,078316</text:p>
          </table:table-cell>
          <table:table-cell office:value-type="float" office:value="122394500">
            <text:p>122394500</text:p>
          </table:table-cell>
          <table:table-cell office:value-type="float" office:value="152131714.671152">
            <text:p>152131714,671152</text:p>
          </table:table-cell>
          <table:table-cell office:value-type="float" office:value="-29737214.671152">
            <text:p>-29737214,671152</text:p>
          </table:table-cell>
          <table:table-cell office:value-type="float" office:value="2989.69">
            <text:p>2989,69</text:p>
          </table:table-cell>
          <table:table-cell office:value-type="float" office:value="3023.005856">
            <text:p>3023,005856</text:p>
          </table:table-cell>
          <table:table-cell office:value-type="float" office:value="-33.315856">
            <text:p>-33,315856</text:p>
          </table:table-cell>
          <table:table-cell table:number-columns-repeated="5"/>
        </table:table-row>
        <table:table-row table:style-name="ro1">
          <table:table-cell office:value-type="string">
            <text:p>2009-01-20</text:p>
          </table:table-cell>
          <table:table-cell office:value-type="float" office:value="0.035296">
            <text:p>0,035296</text:p>
          </table:table-cell>
          <table:table-cell office:value-type="float" office:value="0.012402">
            <text:p>0,012402</text:p>
          </table:table-cell>
          <table:table-cell office:value-type="float" office:value="2.845933">
            <text:p>2,845933</text:p>
          </table:table-cell>
          <table:table-cell office:value-type="float" office:value="149771200">
            <text:p>149771200</text:p>
          </table:table-cell>
          <table:table-cell office:value-type="float" office:value="135685412.322934">
            <text:p>135685412,322934</text:p>
          </table:table-cell>
          <table:table-cell office:value-type="float" office:value="14085787.677066">
            <text:p>14085787,677066</text:p>
          </table:table-cell>
          <table:table-cell office:value-type="float" office:value="2925.28">
            <text:p>2925,28</text:p>
          </table:table-cell>
          <table:table-cell office:value-type="float" office:value="3000.941337">
            <text:p>3000,941337</text:p>
          </table:table-cell>
          <table:table-cell office:value-type="float" office:value="-75.661337">
            <text:p>-75,661337</text:p>
          </table:table-cell>
          <table:table-cell table:number-columns-repeated="5"/>
        </table:table-row>
        <table:table-row table:style-name="ro1">
          <table:table-cell office:value-type="string">
            <text:p>2009-01-21</text:p>
          </table:table-cell>
          <table:table-cell office:value-type="float" office:value="0.034436">
            <text:p>0,034436</text:p>
          </table:table-cell>
          <table:table-cell office:value-type="float" office:value="0.011712">
            <text:p>0,011712</text:p>
          </table:table-cell>
          <table:table-cell office:value-type="float" office:value="2.940101">
            <text:p>2,940101</text:p>
          </table:table-cell>
          <table:table-cell office:value-type="float" office:value="228844300">
            <text:p>228844300</text:p>
          </table:table-cell>
          <table:table-cell office:value-type="float" office:value="147091938.396648">
            <text:p>147091938,396648</text:p>
          </table:table-cell>
          <table:table-cell office:value-type="float" office:value="81752361.603352">
            <text:p>81752361,603352</text:p>
          </table:table-cell>
          <table:table-cell office:value-type="float" office:value="2905.57">
            <text:p>2905,57</text:p>
          </table:table-cell>
          <table:table-cell office:value-type="float" office:value="2941.594661">
            <text:p>2941,594661</text:p>
          </table:table-cell>
          <table:table-cell office:value-type="float" office:value="-36.024661">
            <text:p>-36,024661</text:p>
          </table:table-cell>
          <table:table-cell table:number-columns-repeated="5"/>
        </table:table-row>
        <table:table-row table:style-name="ro1">
          <table:table-cell office:value-type="string">
            <text:p>2009-01-22</text:p>
          </table:table-cell>
          <table:table-cell office:value-type="float" office:value="0.033283">
            <text:p>0,033283</text:p>
          </table:table-cell>
          <table:table-cell office:value-type="float" office:value="0.011893">
            <text:p>0,011893</text:p>
          </table:table-cell>
          <table:table-cell office:value-type="float" office:value="2.798555">
            <text:p>2,798555</text:p>
          </table:table-cell>
          <table:table-cell office:value-type="float" office:value="163124100">
            <text:p>163124100</text:p>
          </table:table-cell>
          <table:table-cell office:value-type="float" office:value="191019443.334026">
            <text:p>191019443,334026</text:p>
          </table:table-cell>
          <table:table-cell office:value-type="float" office:value="-27895343.334026">
            <text:p>-27895343,334026</text:p>
          </table:table-cell>
          <table:table-cell office:value-type="float" office:value="2869.62">
            <text:p>2869,62</text:p>
          </table:table-cell>
          <table:table-cell office:value-type="float" office:value="2912.099339">
            <text:p>2912,099339</text:p>
          </table:table-cell>
          <table:table-cell office:value-type="float" office:value="-42.479339">
            <text:p>-42,479339</text:p>
          </table:table-cell>
          <table:table-cell table:number-columns-repeated="5"/>
        </table:table-row>
        <table:table-row table:style-name="ro1">
          <table:table-cell office:value-type="string">
            <text:p>2009-01-23</text:p>
          </table:table-cell>
          <table:table-cell office:value-type="float" office:value="0.032884">
            <text:p>0,032884</text:p>
          </table:table-cell>
          <table:table-cell office:value-type="float" office:value="0.012623">
            <text:p>0,012623</text:p>
          </table:table-cell>
          <table:table-cell office:value-type="float" office:value="2.605118">
            <text:p>2,605118</text:p>
          </table:table-cell>
          <table:table-cell office:value-type="float" office:value="169838300">
            <text:p>169838300</text:p>
          </table:table-cell>
          <table:table-cell office:value-type="float" office:value="170585473.608526">
            <text:p>170585473,608526</text:p>
          </table:table-cell>
          <table:table-cell office:value-type="float" office:value="-747173.608526">
            <text:p>-747173,608526</text:p>
          </table:table-cell>
          <table:table-cell office:value-type="float" office:value="2849.14">
            <text:p>2849,14</text:p>
          </table:table-cell>
          <table:table-cell office:value-type="float" office:value="2877.421596">
            <text:p>2877,421596</text:p>
          </table:table-cell>
          <table:table-cell office:value-type="float" office:value="-28.281596">
            <text:p>-28,281596</text:p>
          </table:table-cell>
          <table:table-cell table:number-columns-repeated="5"/>
        </table:table-row>
        <table:table-row table:style-name="ro1">
          <table:table-cell office:value-type="string">
            <text:p>2009-01-26</text:p>
          </table:table-cell>
          <table:table-cell office:value-type="float" office:value="0.036315">
            <text:p>0,036315</text:p>
          </table:table-cell>
          <table:table-cell office:value-type="float" office:value="0.012439">
            <text:p>0,012439</text:p>
          </table:table-cell>
          <table:table-cell office:value-type="float" office:value="2.919562">
            <text:p>2,919562</text:p>
          </table:table-cell>
          <table:table-cell office:value-type="float" office:value="170960700">
            <text:p>170960700</text:p>
          </table:table-cell>
          <table:table-cell office:value-type="float" office:value="159220446.547534">
            <text:p>159220446,547534</text:p>
          </table:table-cell>
          <table:table-cell office:value-type="float" office:value="11740253.452466">
            <text:p>11740253,452466</text:p>
          </table:table-cell>
          <table:table-cell office:value-type="float" office:value="2955.37">
            <text:p>2955,37</text:p>
          </table:table-cell>
          <table:table-cell office:value-type="float" office:value="2856.898738">
            <text:p>2856,898738</text:p>
          </table:table-cell>
          <table:table-cell office:value-type="float" office:value="98.471262">
            <text:p>98,471262</text:p>
          </table:table-cell>
          <table:table-cell table:number-columns-repeated="5"/>
        </table:table-row>
        <table:table-row table:style-name="ro1">
          <table:table-cell office:value-type="string">
            <text:p>2009-01-27</text:p>
          </table:table-cell>
          <table:table-cell office:value-type="float" office:value="0.036343">
            <text:p>0,036343</text:p>
          </table:table-cell>
          <table:table-cell office:value-type="float" office:value="0.011677">
            <text:p>0,011677</text:p>
          </table:table-cell>
          <table:table-cell office:value-type="float" office:value="3.1124">
            <text:p>3,1124</text:p>
          </table:table-cell>
          <table:table-cell office:value-type="float" office:value="155556600">
            <text:p>155556600</text:p>
          </table:table-cell>
          <table:table-cell office:value-type="float" office:value="165372036.678456">
            <text:p>165372036,678456</text:p>
          </table:table-cell>
          <table:table-cell office:value-type="float" office:value="-9815436.678456">
            <text:p>-9815436,678456</text:p>
          </table:table-cell>
          <table:table-cell office:value-type="float" office:value="2954.53">
            <text:p>2954,53</text:p>
          </table:table-cell>
          <table:table-cell office:value-type="float" office:value="2952.862063">
            <text:p>2952,862063</text:p>
          </table:table-cell>
          <table:table-cell office:value-type="float" office:value="1.667937">
            <text:p>1,667937</text:p>
          </table:table-cell>
          <table:table-cell table:number-columns-repeated="5"/>
        </table:table-row>
        <table:table-row table:style-name="ro1">
          <table:table-cell office:value-type="string">
            <text:p>2009-01-28</text:p>
          </table:table-cell>
          <table:table-cell office:value-type="float" office:value="0.036917">
            <text:p>0,036917</text:p>
          </table:table-cell>
          <table:table-cell office:value-type="float" office:value="0.011876">
            <text:p>0,011876</text:p>
          </table:table-cell>
          <table:table-cell office:value-type="float" office:value="3.108511">
            <text:p>3,108511</text:p>
          </table:table-cell>
          <table:table-cell office:value-type="float" office:value="188188100">
            <text:p>188188100</text:p>
          </table:table-cell>
          <table:table-cell office:value-type="float" office:value="166747132.387035">
            <text:p>166747132,387035</text:p>
          </table:table-cell>
          <table:table-cell office:value-type="float" office:value="21440967.612965">
            <text:p>21440967,612965</text:p>
          </table:table-cell>
          <table:table-cell office:value-type="float" office:value="3076.01">
            <text:p>3076,01</text:p>
          </table:table-cell>
          <table:table-cell office:value-type="float" office:value="2964.231236">
            <text:p>2964,231236</text:p>
          </table:table-cell>
          <table:table-cell office:value-type="float" office:value="111.778764">
            <text:p>111,778764</text:p>
          </table:table-cell>
          <table:table-cell table:number-columns-repeated="5"/>
        </table:table-row>
        <table:table-row table:style-name="ro1">
          <table:table-cell office:value-type="string">
            <text:p>2009-01-29</text:p>
          </table:table-cell>
          <table:table-cell office:value-type="float" office:value="0.0358">
            <text:p>0,0358</text:p>
          </table:table-cell>
          <table:table-cell office:value-type="float" office:value="0.013196">
            <text:p>0,013196</text:p>
          </table:table-cell>
          <table:table-cell office:value-type="float" office:value="2.712838">
            <text:p>2,712838</text:p>
          </table:table-cell>
          <table:table-cell office:value-type="float" office:value="153131800">
            <text:p>153131800</text:p>
          </table:table-cell>
          <table:table-cell office:value-type="float" office:value="175440779.045238">
            <text:p>175440779,045238</text:p>
          </table:table-cell>
          <table:table-cell office:value-type="float" office:value="-22308979.045238">
            <text:p>-22308979,045238</text:p>
          </table:table-cell>
          <table:table-cell office:value-type="float" office:value="3009.75">
            <text:p>3009,75</text:p>
          </table:table-cell>
          <table:table-cell office:value-type="float" office:value="3067.933499">
            <text:p>3067,933499</text:p>
          </table:table-cell>
          <table:table-cell office:value-type="float" office:value="-58.183499">
            <text:p>-58,183499</text:p>
          </table:table-cell>
          <table:table-cell table:number-columns-repeated="5"/>
        </table:table-row>
        <table:table-row table:style-name="ro1">
          <table:table-cell office:value-type="string">
            <text:p>2009-01-30</text:p>
          </table:table-cell>
          <table:table-cell office:value-type="float" office:value="0.035166">
            <text:p>0,035166</text:p>
          </table:table-cell>
          <table:table-cell office:value-type="float" office:value="0.012647">
            <text:p>0,012647</text:p>
          </table:table-cell>
          <table:table-cell office:value-type="float" office:value="2.780488">
            <text:p>2,780488</text:p>
          </table:table-cell>
          <table:table-cell office:value-type="float" office:value="178904700">
            <text:p>178904700</text:p>
          </table:table-cell>
          <table:table-cell office:value-type="float" office:value="161560806.02224">
            <text:p>161560806,02224</text:p>
          </table:table-cell>
          <table:table-cell office:value-type="float" office:value="17343893.97776">
            <text:p>17343893,97776</text:p>
          </table:table-cell>
          <table:table-cell office:value-type="float" office:value="2973.92">
            <text:p>2973,92</text:p>
          </table:table-cell>
          <table:table-cell office:value-type="float" office:value="3026.118098">
            <text:p>3026,118098</text:p>
          </table:table-cell>
          <table:table-cell office:value-type="float" office:value="-52.198098">
            <text:p>-52,198098</text:p>
          </table:table-cell>
          <table:table-cell table:number-columns-repeated="5"/>
        </table:table-row>
        <table:table-row table:style-name="ro1">
          <table:table-cell office:value-type="string">
            <text:p>2009-02-02</text:p>
          </table:table-cell>
          <table:table-cell office:value-type="float" office:value="0.036459">
            <text:p>0,036459</text:p>
          </table:table-cell>
          <table:table-cell office:value-type="float" office:value="0.01187">
            <text:p>0,01187</text:p>
          </table:table-cell>
          <table:table-cell office:value-type="float" office:value="3.071515">
            <text:p>3,071515</text:p>
          </table:table-cell>
          <table:table-cell office:value-type="float" office:value="125600900">
            <text:p>125600900</text:p>
          </table:table-cell>
          <table:table-cell office:value-type="float" office:value="168095635.134621">
            <text:p>168095635,134621</text:p>
          </table:table-cell>
          <table:table-cell office:value-type="float" office:value="-42494735.134621">
            <text:p>-42494735,134621</text:p>
          </table:table-cell>
          <table:table-cell office:value-type="float" office:value="2930.05">
            <text:p>2930,05</text:p>
          </table:table-cell>
          <table:table-cell office:value-type="float" office:value="2971.773526">
            <text:p>2971,773526</text:p>
          </table:table-cell>
          <table:table-cell office:value-type="float" office:value="-41.723526">
            <text:p>-41,723526</text:p>
          </table:table-cell>
          <table:table-cell table:number-columns-repeated="5"/>
        </table:table-row>
        <table:table-row table:style-name="ro1">
          <table:table-cell office:value-type="string">
            <text:p>2009-02-03</text:p>
          </table:table-cell>
          <table:table-cell office:value-type="float" office:value="0.035663">
            <text:p>0,035663</text:p>
          </table:table-cell>
          <table:table-cell office:value-type="float" office:value="0.011739">
            <text:p>0,011739</text:p>
          </table:table-cell>
          <table:table-cell office:value-type="float" office:value="3.038095">
            <text:p>3,038095</text:p>
          </table:table-cell>
          <table:table-cell office:value-type="float" office:value="138869300">
            <text:p>138869300</text:p>
          </table:table-cell>
          <table:table-cell office:value-type="float" office:value="145604978.654371">
            <text:p>145604978,654371</text:p>
          </table:table-cell>
          <table:table-cell office:value-type="float" office:value="-6735678.654371">
            <text:p>-6735678,654371</text:p>
          </table:table-cell>
          <table:table-cell office:value-type="float" office:value="2982.39">
            <text:p>2982,39</text:p>
          </table:table-cell>
          <table:table-cell office:value-type="float" office:value="2940.506498">
            <text:p>2940,506498</text:p>
          </table:table-cell>
          <table:table-cell office:value-type="float" office:value="41.883502">
            <text:p>41,883502</text:p>
          </table:table-cell>
          <table:table-cell table:number-columns-repeated="5"/>
        </table:table-row>
        <table:table-row table:style-name="ro1">
          <table:table-cell office:value-type="string">
            <text:p>2009-02-04</text:p>
          </table:table-cell>
          <table:table-cell office:value-type="float" office:value="0.033625">
            <text:p>0,033625</text:p>
          </table:table-cell>
          <table:table-cell office:value-type="float" office:value="0.011911">
            <text:p>0,011911</text:p>
          </table:table-cell>
          <table:table-cell office:value-type="float" office:value="2.82309">
            <text:p>2,82309</text:p>
          </table:table-cell>
          <table:table-cell office:value-type="float" office:value="174172400">
            <text:p>174172400</text:p>
          </table:table-cell>
          <table:table-cell office:value-type="float" office:value="145080825.319443">
            <text:p>145080825,319443</text:p>
          </table:table-cell>
          <table:table-cell office:value-type="float" office:value="29091574.680557">
            <text:p>29091574,680557</text:p>
          </table:table-cell>
          <table:table-cell office:value-type="float" office:value="3068.99">
            <text:p>3068,99</text:p>
          </table:table-cell>
          <table:table-cell office:value-type="float" office:value="2975.462801">
            <text:p>2975,462801</text:p>
          </table:table-cell>
          <table:table-cell office:value-type="float" office:value="93.527199">
            <text:p>93,527199</text:p>
          </table:table-cell>
          <table:table-cell table:number-columns-repeated="5"/>
        </table:table-row>
        <table:table-row table:style-name="ro1">
          <table:table-cell office:value-type="string">
            <text:p>2009-02-05</text:p>
          </table:table-cell>
          <table:table-cell office:value-type="float" office:value="0.033444">
            <text:p>0,033444</text:p>
          </table:table-cell>
          <table:table-cell office:value-type="float" office:value="0.012123">
            <text:p>0,012123</text:p>
          </table:table-cell>
          <table:table-cell office:value-type="float" office:value="2.758752">
            <text:p>2,758752</text:p>
          </table:table-cell>
          <table:table-cell office:value-type="float" office:value="147302400">
            <text:p>147302400</text:p>
          </table:table-cell>
          <table:table-cell office:value-type="float" office:value="161549016.939399">
            <text:p>161549016,939399</text:p>
          </table:table-cell>
          <table:table-cell office:value-type="float" office:value="-14246616.939399">
            <text:p>-14246616,939399</text:p>
          </table:table-cell>
          <table:table-cell office:value-type="float" office:value="3066.29">
            <text:p>3066,29</text:p>
          </table:table-cell>
          <table:table-cell office:value-type="float" office:value="3072.41737">
            <text:p>3072,41737</text:p>
          </table:table-cell>
          <table:table-cell office:value-type="float" office:value="-6.12737">
            <text:p>-6,12737</text:p>
          </table:table-cell>
          <table:table-cell table:number-columns-repeated="5"/>
        </table:table-row>
        <table:table-row table:style-name="ro1">
          <table:table-cell office:value-type="string">
            <text:p>2009-02-06</text:p>
          </table:table-cell>
          <table:table-cell office:value-type="float" office:value="0.0351">
            <text:p>0,0351</text:p>
          </table:table-cell>
          <table:table-cell office:value-type="float" office:value="0.01308">
            <text:p>0,01308</text:p>
          </table:table-cell>
          <table:table-cell office:value-type="float" office:value="2.6835">
            <text:p>2,6835</text:p>
          </table:table-cell>
          <table:table-cell office:value-type="float" office:value="186071000">
            <text:p>186071000</text:p>
          </table:table-cell>
          <table:table-cell office:value-type="float" office:value="153735185.565354">
            <text:p>153735185,565354</text:p>
          </table:table-cell>
          <table:table-cell office:value-type="float" office:value="32335814.434646">
            <text:p>32335814,434646</text:p>
          </table:table-cell>
          <table:table-cell office:value-type="float" office:value="3122.79">
            <text:p>3122,79</text:p>
          </table:table-cell>
          <table:table-cell office:value-type="float" office:value="3074.275875">
            <text:p>3074,275875</text:p>
          </table:table-cell>
          <table:table-cell office:value-type="float" office:value="48.514125">
            <text:p>48,514125</text:p>
          </table:table-cell>
          <table:table-cell table:number-columns-repeated="5"/>
        </table:table-row>
        <table:table-row table:style-name="ro1">
          <table:table-cell office:value-type="string">
            <text:p>2009-02-09</text:p>
          </table:table-cell>
          <table:table-cell office:value-type="float" office:value="0.037752">
            <text:p>0,037752</text:p>
          </table:table-cell>
          <table:table-cell office:value-type="float" office:value="0.01218">
            <text:p>0,01218</text:p>
          </table:table-cell>
          <table:table-cell office:value-type="float" office:value="3.099448">
            <text:p>3,099448</text:p>
          </table:table-cell>
          <table:table-cell office:value-type="float" office:value="131155900">
            <text:p>131155900</text:p>
          </table:table-cell>
          <table:table-cell office:value-type="float" office:value="163275128.171618">
            <text:p>163275128,171618</text:p>
          </table:table-cell>
          <table:table-cell office:value-type="float" office:value="-32119228.171618">
            <text:p>-32119228,171618</text:p>
          </table:table-cell>
          <table:table-cell office:value-type="float" office:value="3134.87">
            <text:p>3134,87</text:p>
          </table:table-cell>
          <table:table-cell office:value-type="float" office:value="3121.522102">
            <text:p>3121,522102</text:p>
          </table:table-cell>
          <table:table-cell office:value-type="float" office:value="13.347898">
            <text:p>13,347898</text:p>
          </table:table-cell>
          <table:table-cell table:number-columns-repeated="5"/>
        </table:table-row>
        <table:table-row table:style-name="ro1">
          <table:table-cell office:value-type="string">
            <text:p>2009-02-10</text:p>
          </table:table-cell>
          <table:table-cell office:value-type="float" office:value="0.035513">
            <text:p>0,035513</text:p>
          </table:table-cell>
          <table:table-cell office:value-type="float" office:value="0.011575">
            <text:p>0,011575</text:p>
          </table:table-cell>
          <table:table-cell office:value-type="float" office:value="3.068151">
            <text:p>3,068151</text:p>
          </table:table-cell>
          <table:table-cell office:value-type="float" office:value="144477500">
            <text:p>144477500</text:p>
          </table:table-cell>
          <table:table-cell office:value-type="float" office:value="143870746.906062">
            <text:p>143870746,906062</text:p>
          </table:table-cell>
          <table:table-cell office:value-type="float" office:value="606753.093938">
            <text:p>606753,093938</text:p>
          </table:table-cell>
          <table:table-cell office:value-type="float" office:value="3020.75">
            <text:p>3020,75</text:p>
          </table:table-cell>
          <table:table-cell office:value-type="float" office:value="3137.37892">
            <text:p>3137,37892</text:p>
          </table:table-cell>
          <table:table-cell office:value-type="float" office:value="-116.62892">
            <text:p>-116,62892</text:p>
          </table:table-cell>
          <table:table-cell table:number-columns-repeated="5"/>
        </table:table-row>
        <table:table-row table:style-name="ro1">
          <table:table-cell office:value-type="string">
            <text:p>2009-02-11</text:p>
          </table:table-cell>
          <table:table-cell office:value-type="float" office:value="0.034769">
            <text:p>0,034769</text:p>
          </table:table-cell>
          <table:table-cell office:value-type="float" office:value="0.012925">
            <text:p>0,012925</text:p>
          </table:table-cell>
          <table:table-cell office:value-type="float" office:value="2.690131">
            <text:p>2,690131</text:p>
          </table:table-cell>
          <table:table-cell office:value-type="float" office:value="147214700">
            <text:p>147214700</text:p>
          </table:table-cell>
          <table:table-cell office:value-type="float" office:value="145553035.988236">
            <text:p>145553035,988236</text:p>
          </table:table-cell>
          <table:table-cell office:value-type="float" office:value="1661664.011764">
            <text:p>1661664,011764</text:p>
          </table:table-cell>
          <table:table-cell office:value-type="float" office:value="3027.72">
            <text:p>3027,72</text:p>
          </table:table-cell>
          <table:table-cell office:value-type="float" office:value="3032.046447">
            <text:p>3032,046447</text:p>
          </table:table-cell>
          <table:table-cell office:value-type="float" office:value="-4.326447">
            <text:p>-4,326447</text:p>
          </table:table-cell>
          <table:table-cell table:number-columns-repeated="5"/>
        </table:table-row>
        <table:table-row table:style-name="ro1">
          <table:table-cell office:value-type="string">
            <text:p>2009-02-12</text:p>
          </table:table-cell>
          <table:table-cell office:value-type="float" office:value="0.034132">
            <text:p>0,034132</text:p>
          </table:table-cell>
          <table:table-cell office:value-type="float" office:value="0.011659">
            <text:p>0,011659</text:p>
          </table:table-cell>
          <table:table-cell office:value-type="float" office:value="2.927413">
            <text:p>2,927413</text:p>
          </table:table-cell>
          <table:table-cell office:value-type="float" office:value="155609300">
            <text:p>155609300</text:p>
          </table:table-cell>
          <table:table-cell office:value-type="float" office:value="148305957.926576">
            <text:p>148305957,926576</text:p>
          </table:table-cell>
          <table:table-cell office:value-type="float" office:value="7303342.073424">
            <text:p>7303342,073424</text:p>
          </table:table-cell>
          <table:table-cell office:value-type="float" office:value="2964.34">
            <text:p>2964,34</text:p>
          </table:table-cell>
          <table:table-cell office:value-type="float" office:value="3028.231057">
            <text:p>3028,231057</text:p>
          </table:table-cell>
          <table:table-cell office:value-type="float" office:value="-63.891057">
            <text:p>-63,891057</text:p>
          </table:table-cell>
          <table:table-cell table:number-columns-repeated="5"/>
        </table:table-row>
        <table:table-row table:style-name="ro1">
          <table:table-cell office:value-type="string">
            <text:p>2009-02-13</text:p>
          </table:table-cell>
          <table:table-cell office:value-type="float" office:value="0.035804">
            <text:p>0,035804</text:p>
          </table:table-cell>
          <table:table-cell office:value-type="float" office:value="0.012444">
            <text:p>0,012444</text:p>
          </table:table-cell>
          <table:table-cell office:value-type="float" office:value="2.877251">
            <text:p>2,877251</text:p>
          </table:table-cell>
          <table:table-cell office:value-type="float" office:value="123697400">
            <text:p>123697400</text:p>
          </table:table-cell>
          <table:table-cell office:value-type="float" office:value="154162022.327615">
            <text:p>154162022,327615</text:p>
          </table:table-cell>
          <table:table-cell office:value-type="float" office:value="-30464622.327615">
            <text:p>-30464622,327615</text:p>
          </table:table-cell>
          <table:table-cell office:value-type="float" office:value="2997.86">
            <text:p>2997,86</text:p>
          </table:table-cell>
          <table:table-cell office:value-type="float" office:value="2975.452791">
            <text:p>2975,452791</text:p>
          </table:table-cell>
          <table:table-cell office:value-type="float" office:value="22.407209">
            <text:p>22,407209</text:p>
          </table:table-cell>
          <table:table-cell table:number-columns-repeated="5"/>
        </table:table-row>
        <table:table-row table:style-name="ro1">
          <table:table-cell office:value-type="string">
            <text:p>2009-02-16</text:p>
          </table:table-cell>
          <table:table-cell office:value-type="float" office:value="0.036526">
            <text:p>0,036526</text:p>
          </table:table-cell>
          <table:table-cell office:value-type="float" office:value="0.011968">
            <text:p>0,011968</text:p>
          </table:table-cell>
          <table:table-cell office:value-type="float" office:value="3.052098">
            <text:p>3,052098</text:p>
          </table:table-cell>
          <table:table-cell office:value-type="float" office:value="85249400">
            <text:p>85249400</text:p>
          </table:table-cell>
          <table:table-cell office:value-type="float" office:value="135125733.142947">
            <text:p>135125733,142947</text:p>
          </table:table-cell>
          <table:table-cell office:value-type="float" office:value="-49876333.142947">
            <text:p>-49876333,142947</text:p>
          </table:table-cell>
          <table:table-cell office:value-type="float" office:value="2962.22">
            <text:p>2962,22</text:p>
          </table:table-cell>
          <table:table-cell office:value-type="float" office:value="2996.816863">
            <text:p>2996,816863</text:p>
          </table:table-cell>
          <table:table-cell office:value-type="float" office:value="-34.596863">
            <text:p>-34,596863</text:p>
          </table:table-cell>
          <table:table-cell table:number-columns-repeated="5"/>
        </table:table-row>
        <table:table-row table:style-name="ro1">
          <table:table-cell office:value-type="string">
            <text:p>2009-02-17</text:p>
          </table:table-cell>
          <table:table-cell office:value-type="float" office:value="0.034458">
            <text:p>0,034458</text:p>
          </table:table-cell>
          <table:table-cell office:value-type="float" office:value="0.01259">
            <text:p>0,01259</text:p>
          </table:table-cell>
          <table:table-cell office:value-type="float" office:value="2.736984">
            <text:p>2,736984</text:p>
          </table:table-cell>
          <table:table-cell office:value-type="float" office:value="154159900">
            <text:p>154159900</text:p>
          </table:table-cell>
          <table:table-cell office:value-type="float" office:value="110282529.405276">
            <text:p>110282529,405276</text:p>
          </table:table-cell>
          <table:table-cell office:value-type="float" office:value="43877370.594724">
            <text:p>43877370,594724</text:p>
          </table:table-cell>
          <table:table-cell office:value-type="float" office:value="2875.23">
            <text:p>2875,23</text:p>
          </table:table-cell>
          <table:table-cell office:value-type="float" office:value="2978.827065">
            <text:p>2978,827065</text:p>
          </table:table-cell>
          <table:table-cell office:value-type="float" office:value="-103.597065">
            <text:p>-103,597065</text:p>
          </table:table-cell>
          <table:table-cell table:number-columns-repeated="5"/>
        </table:table-row>
        <table:table-row table:style-name="ro1">
          <table:table-cell office:value-type="string">
            <text:p>2009-02-18</text:p>
          </table:table-cell>
          <table:table-cell office:value-type="float" office:value="0.034368">
            <text:p>0,034368</text:p>
          </table:table-cell>
          <table:table-cell office:value-type="float" office:value="0.013032">
            <text:p>0,013032</text:p>
          </table:table-cell>
          <table:table-cell office:value-type="float" office:value="2.637193">
            <text:p>2,637193</text:p>
          </table:table-cell>
          <table:table-cell office:value-type="float" office:value="157285200">
            <text:p>157285200</text:p>
          </table:table-cell>
          <table:table-cell office:value-type="float" office:value="137695169.554279">
            <text:p>137695169,554279</text:p>
          </table:table-cell>
          <table:table-cell office:value-type="float" office:value="19590030.445721">
            <text:p>19590030,445721</text:p>
          </table:table-cell>
          <table:table-cell office:value-type="float" office:value="2874.07">
            <text:p>2874,07</text:p>
          </table:table-cell>
          <table:table-cell office:value-type="float" office:value="2885.296957">
            <text:p>2885,296957</text:p>
          </table:table-cell>
          <table:table-cell office:value-type="float" office:value="-11.226957">
            <text:p>-11,226957</text:p>
          </table:table-cell>
          <table:table-cell table:number-columns-repeated="5"/>
        </table:table-row>
        <table:table-row table:style-name="ro1">
          <table:table-cell office:value-type="string">
            <text:p>2009-02-19</text:p>
          </table:table-cell>
          <table:table-cell office:value-type="float" office:value="0.034669">
            <text:p>0,034669</text:p>
          </table:table-cell>
          <table:table-cell office:value-type="float" office:value="0.011996">
            <text:p>0,011996</text:p>
          </table:table-cell>
          <table:table-cell office:value-type="float" office:value="2.890096">
            <text:p>2,890096</text:p>
          </table:table-cell>
          <table:table-cell office:value-type="float" office:value="143819400">
            <text:p>143819400</text:p>
          </table:table-cell>
          <table:table-cell office:value-type="float" office:value="149859935.562272">
            <text:p>149859935,562272</text:p>
          </table:table-cell>
          <table:table-cell office:value-type="float" office:value="-6040535.562272">
            <text:p>-6040535,562272</text:p>
          </table:table-cell>
          <table:table-cell office:value-type="float" office:value="2872.6">
            <text:p>2872,6</text:p>
          </table:table-cell>
          <table:table-cell office:value-type="float" office:value="2880.014376">
            <text:p>2880,014376</text:p>
          </table:table-cell>
          <table:table-cell office:value-type="float" office:value="-7.414376">
            <text:p>-7,414376</text:p>
          </table:table-cell>
          <table:table-cell table:number-columns-repeated="5"/>
        </table:table-row>
        <table:table-row table:style-name="ro1">
          <table:table-cell office:value-type="string">
            <text:p>2009-02-20</text:p>
          </table:table-cell>
          <table:table-cell office:value-type="float" office:value="0.034728">
            <text:p>0,034728</text:p>
          </table:table-cell>
          <table:table-cell office:value-type="float" office:value="0.011948">
            <text:p>0,011948</text:p>
          </table:table-cell>
          <table:table-cell office:value-type="float" office:value="2.906601">
            <text:p>2,906601</text:p>
          </table:table-cell>
          <table:table-cell office:value-type="float" office:value="218619900">
            <text:p>218619900</text:p>
          </table:table-cell>
          <table:table-cell office:value-type="float" office:value="139230384.31344">
            <text:p>139230384,31344</text:p>
          </table:table-cell>
          <table:table-cell office:value-type="float" office:value="79389515.68656">
            <text:p>79389515,68656</text:p>
          </table:table-cell>
          <table:table-cell office:value-type="float" office:value="2750.55">
            <text:p>2750,55</text:p>
          </table:table-cell>
          <table:table-cell office:value-type="float" office:value="2877.562353">
            <text:p>2877,562353</text:p>
          </table:table-cell>
          <table:table-cell office:value-type="float" office:value="-127.012353">
            <text:p>-127,012353</text:p>
          </table:table-cell>
          <table:table-cell table:number-columns-repeated="5"/>
        </table:table-row>
        <table:table-row table:style-name="ro1">
          <table:table-cell office:value-type="string">
            <text:p>2009-02-23</text:p>
          </table:table-cell>
          <table:table-cell office:value-type="float" office:value="0.037449">
            <text:p>0,037449</text:p>
          </table:table-cell>
          <table:table-cell office:value-type="float" office:value="0.012945">
            <text:p>0,012945</text:p>
          </table:table-cell>
          <table:table-cell office:value-type="float" office:value="2.892927">
            <text:p>2,892927</text:p>
          </table:table-cell>
          <table:table-cell office:value-type="float" office:value="155360100">
            <text:p>155360100</text:p>
          </table:table-cell>
          <table:table-cell office:value-type="float" office:value="170400150.017812">
            <text:p>170400150,017812</text:p>
          </table:table-cell>
          <table:table-cell office:value-type="float" office:value="-15040050.017812">
            <text:p>-15040050,017812</text:p>
          </table:table-cell>
          <table:table-cell office:value-type="float" office:value="2727.87">
            <text:p>2727,87</text:p>
          </table:table-cell>
          <table:table-cell office:value-type="float" office:value="2769.794235">
            <text:p>2769,794235</text:p>
          </table:table-cell>
          <table:table-cell office:value-type="float" office:value="-41.924235">
            <text:p>-41,924235</text:p>
          </table:table-cell>
          <table:table-cell table:number-columns-repeated="5"/>
        </table:table-row>
        <table:table-row table:style-name="ro1">
          <table:table-cell office:value-type="string">
            <text:p>2009-02-24</text:p>
          </table:table-cell>
          <table:table-cell office:value-type="float" office:value="0.035362">
            <text:p>0,035362</text:p>
          </table:table-cell>
          <table:table-cell office:value-type="float" office:value="0.012917">
            <text:p>0,012917</text:p>
          </table:table-cell>
          <table:table-cell office:value-type="float" office:value="2.737615">
            <text:p>2,737615</text:p>
          </table:table-cell>
          <table:table-cell office:value-type="float" office:value="187506900">
            <text:p>187506900</text:p>
          </table:table-cell>
          <table:table-cell office:value-type="float" office:value="160057997.473927">
            <text:p>160057997,473927</text:p>
          </table:table-cell>
          <table:table-cell office:value-type="float" office:value="27448902.526073">
            <text:p>27448902,526073</text:p>
          </table:table-cell>
          <table:table-cell office:value-type="float" office:value="2708.05">
            <text:p>2708,05</text:p>
          </table:table-cell>
          <table:table-cell office:value-type="float" office:value="2734.949472">
            <text:p>2734,949472</text:p>
          </table:table-cell>
          <table:table-cell office:value-type="float" office:value="-26.899472">
            <text:p>-26,899472</text:p>
          </table:table-cell>
          <table:table-cell table:number-columns-repeated="5"/>
        </table:table-row>
        <table:table-row table:style-name="ro1">
          <table:table-cell office:value-type="string">
            <text:p>2009-02-25</text:p>
          </table:table-cell>
          <table:table-cell office:value-type="float" office:value="0.034433">
            <text:p>0,034433</text:p>
          </table:table-cell>
          <table:table-cell office:value-type="float" office:value="0.01144">
            <text:p>0,01144</text:p>
          </table:table-cell>
          <table:table-cell office:value-type="float" office:value="3.009829">
            <text:p>3,009829</text:p>
          </table:table-cell>
          <table:table-cell office:value-type="float" office:value="165198500">
            <text:p>165198500</text:p>
          </table:table-cell>
          <table:table-cell office:value-type="float" office:value="169625367.693149">
            <text:p>169625367,693149</text:p>
          </table:table-cell>
          <table:table-cell office:value-type="float" office:value="-4426867.693149">
            <text:p>-4426867,693149</text:p>
          </table:table-cell>
          <table:table-cell office:value-type="float" office:value="2696.92">
            <text:p>2696,92</text:p>
          </table:table-cell>
          <table:table-cell office:value-type="float" office:value="2716.67373">
            <text:p>2716,67373</text:p>
          </table:table-cell>
          <table:table-cell office:value-type="float" office:value="-19.75373">
            <text:p>-19,75373</text:p>
          </table:table-cell>
          <table:table-cell table:number-columns-repeated="5"/>
        </table:table-row>
        <table:table-row table:style-name="ro1">
          <table:table-cell office:value-type="string">
            <text:p>2009-02-26</text:p>
          </table:table-cell>
          <table:table-cell office:value-type="float" office:value="0.035254">
            <text:p>0,035254</text:p>
          </table:table-cell>
          <table:table-cell office:value-type="float" office:value="0.011413">
            <text:p>0,011413</text:p>
          </table:table-cell>
          <table:table-cell office:value-type="float" office:value="3.088889">
            <text:p>3,088889</text:p>
          </table:table-cell>
          <table:table-cell office:value-type="float" office:value="190428800">
            <text:p>190428800</text:p>
          </table:table-cell>
          <table:table-cell office:value-type="float" office:value="165817664.810467">
            <text:p>165817664,810467</text:p>
          </table:table-cell>
          <table:table-cell office:value-type="float" office:value="24611135.189533">
            <text:p>24611135,189533</text:p>
          </table:table-cell>
          <table:table-cell office:value-type="float" office:value="2744.84">
            <text:p>2744,84</text:p>
          </table:table-cell>
          <table:table-cell office:value-type="float" office:value="2703.374775">
            <text:p>2703,374775</text:p>
          </table:table-cell>
          <table:table-cell office:value-type="float" office:value="41.465225">
            <text:p>41,465225</text:p>
          </table:table-cell>
          <table:table-cell table:number-columns-repeated="5"/>
        </table:table-row>
        <table:table-row table:style-name="ro1">
          <table:table-cell office:value-type="string">
            <text:p>2009-02-27</text:p>
          </table:table-cell>
          <table:table-cell office:value-type="float" office:value="0.035658">
            <text:p>0,035658</text:p>
          </table:table-cell>
          <table:table-cell office:value-type="float" office:value="0.012557">
            <text:p>0,012557</text:p>
          </table:table-cell>
          <table:table-cell office:value-type="float" office:value="2.839789">
            <text:p>2,839789</text:p>
          </table:table-cell>
          <table:table-cell office:value-type="float" office:value="183103300">
            <text:p>183103300</text:p>
          </table:table-cell>
          <table:table-cell office:value-type="float" office:value="181113950.607074">
            <text:p>181113950,607074</text:p>
          </table:table-cell>
          <table:table-cell office:value-type="float" office:value="1989349.392926">
            <text:p>1989349,392926</text:p>
          </table:table-cell>
          <table:table-cell office:value-type="float" office:value="2702.48">
            <text:p>2702,48</text:p>
          </table:table-cell>
          <table:table-cell office:value-type="float" office:value="2751.525071">
            <text:p>2751,525071</text:p>
          </table:table-cell>
          <table:table-cell office:value-type="float" office:value="-49.045071">
            <text:p>-49,045071</text:p>
          </table:table-cell>
          <table:table-cell table:number-columns-repeated="5"/>
        </table:table-row>
        <table:table-row table:style-name="ro1">
          <table:table-cell office:value-type="string">
            <text:p>2009-03-02</text:p>
          </table:table-cell>
          <table:table-cell office:value-type="float" office:value="0.036179">
            <text:p>0,036179</text:p>
          </table:table-cell>
          <table:table-cell office:value-type="float" office:value="0.011552">
            <text:p>0,011552</text:p>
          </table:table-cell>
          <table:table-cell office:value-type="float" office:value="3.131779">
            <text:p>3,131779</text:p>
          </table:table-cell>
          <table:table-cell office:value-type="float" office:value="167976700">
            <text:p>167976700</text:p>
          </table:table-cell>
          <table:table-cell office:value-type="float" office:value="178311901.858257">
            <text:p>178311901,858257</text:p>
          </table:table-cell>
          <table:table-cell office:value-type="float" office:value="-10335201.858257">
            <text:p>-10335201,858257</text:p>
          </table:table-cell>
          <table:table-cell office:value-type="float" office:value="2581.46">
            <text:p>2581,46</text:p>
          </table:table-cell>
          <table:table-cell office:value-type="float" office:value="2714.115033">
            <text:p>2714,115033</text:p>
          </table:table-cell>
          <table:table-cell office:value-type="float" office:value="-132.655033">
            <text:p>-132,655033</text:p>
          </table:table-cell>
          <table:table-cell table:number-columns-repeated="5"/>
        </table:table-row>
        <table:table-row table:style-name="ro1">
          <table:table-cell office:value-type="string">
            <text:p>2009-03-03</text:p>
          </table:table-cell>
          <table:table-cell office:value-type="float" office:value="0.034912">
            <text:p>0,034912</text:p>
          </table:table-cell>
          <table:table-cell office:value-type="float" office:value="0.012116">
            <text:p>0,012116</text:p>
          </table:table-cell>
          <table:table-cell office:value-type="float" office:value="2.881404">
            <text:p>2,881404</text:p>
          </table:table-cell>
          <table:table-cell office:value-type="float" office:value="179845900">
            <text:p>179845900</text:p>
          </table:table-cell>
          <table:table-cell office:value-type="float" office:value="170460576.706656">
            <text:p>170460576,706656</text:p>
          </table:table-cell>
          <table:table-cell office:value-type="float" office:value="9385323.293344">
            <text:p>9385323,293344</text:p>
          </table:table-cell>
          <table:table-cell office:value-type="float" office:value="2554.55">
            <text:p>2554,55</text:p>
          </table:table-cell>
          <table:table-cell office:value-type="float" office:value="2597.170599">
            <text:p>2597,170599</text:p>
          </table:table-cell>
          <table:table-cell office:value-type="float" office:value="-42.620599">
            <text:p>-42,620599</text:p>
          </table:table-cell>
          <table:table-cell table:number-columns-repeated="5"/>
        </table:table-row>
        <table:table-row table:style-name="ro1">
          <table:table-cell office:value-type="string">
            <text:p>2009-03-04</text:p>
          </table:table-cell>
          <table:table-cell office:value-type="float" office:value="0.035841">
            <text:p>0,035841</text:p>
          </table:table-cell>
          <table:table-cell office:value-type="float" office:value="0.011621">
            <text:p>0,011621</text:p>
          </table:table-cell>
          <table:table-cell office:value-type="float" office:value="3.084139">
            <text:p>3,084139</text:p>
          </table:table-cell>
          <table:table-cell office:value-type="float" office:value="223360900">
            <text:p>223360900</text:p>
          </table:table-cell>
          <table:table-cell office:value-type="float" office:value="173184285.445459">
            <text:p>173184285,445459</text:p>
          </table:table-cell>
          <table:table-cell office:value-type="float" office:value="50176614.554541">
            <text:p>50176614,554541</text:p>
          </table:table-cell>
          <table:table-cell office:value-type="float" office:value="2675.68">
            <text:p>2675,68</text:p>
          </table:table-cell>
          <table:table-cell office:value-type="float" office:value="2559.959253">
            <text:p>2559,959253</text:p>
          </table:table-cell>
          <table:table-cell office:value-type="float" office:value="115.720747">
            <text:p>115,720747</text:p>
          </table:table-cell>
          <table:table-cell table:number-columns-repeated="5"/>
        </table:table-row>
        <table:table-row table:style-name="ro1">
          <table:table-cell office:value-type="string">
            <text:p>2009-03-05</text:p>
          </table:table-cell>
          <table:table-cell office:value-type="float" office:value="0.03394">
            <text:p>0,03394</text:p>
          </table:table-cell>
          <table:table-cell office:value-type="float" office:value="0.011434">
            <text:p>0,011434</text:p>
          </table:table-cell>
          <table:table-cell office:value-type="float" office:value="2.968343">
            <text:p>2,968343</text:p>
          </table:table-cell>
          <table:table-cell office:value-type="float" office:value="188173600">
            <text:p>188173600</text:p>
          </table:table-cell>
          <table:table-cell office:value-type="float" office:value="198191979.081459">
            <text:p>198191979,081459</text:p>
          </table:table-cell>
          <table:table-cell office:value-type="float" office:value="-10018379.081459">
            <text:p>-10018379,081459</text:p>
          </table:table-cell>
          <table:table-cell office:value-type="float" office:value="2569.63">
            <text:p>2569,63</text:p>
          </table:table-cell>
          <table:table-cell office:value-type="float" office:value="2668.866254">
            <text:p>2668,866254</text:p>
          </table:table-cell>
          <table:table-cell office:value-type="float" office:value="-99.236254">
            <text:p>-99,236254</text:p>
          </table:table-cell>
          <table:table-cell table:number-columns-repeated="5"/>
        </table:table-row>
        <table:table-row table:style-name="ro1">
          <table:table-cell office:value-type="string">
            <text:p>2009-03-06</text:p>
          </table:table-cell>
          <table:table-cell office:value-type="float" office:value="0.034137">
            <text:p>0,034137</text:p>
          </table:table-cell>
          <table:table-cell office:value-type="float" office:value="0.012583">
            <text:p>0,012583</text:p>
          </table:table-cell>
          <table:table-cell office:value-type="float" office:value="2.712985">
            <text:p>2,712985</text:p>
          </table:table-cell>
          <table:table-cell office:value-type="float" office:value="212593000">
            <text:p>212593000</text:p>
          </table:table-cell>
          <table:table-cell office:value-type="float" office:value="188276331.252963">
            <text:p>188276331,252963</text:p>
          </table:table-cell>
          <table:table-cell office:value-type="float" office:value="24316668.747037">
            <text:p>24316668,747037</text:p>
          </table:table-cell>
          <table:table-cell office:value-type="float" office:value="2534.45">
            <text:p>2534,45</text:p>
          </table:table-cell>
          <table:table-cell office:value-type="float" office:value="2593.3357">
            <text:p>2593,3357</text:p>
          </table:table-cell>
          <table:table-cell office:value-type="float" office:value="-58.8857">
            <text:p>-58,8857</text:p>
          </table:table-cell>
          <table:table-cell table:number-columns-repeated="5"/>
        </table:table-row>
        <table:table-row table:style-name="ro1">
          <table:table-cell office:value-type="string">
            <text:p>2009-03-09</text:p>
          </table:table-cell>
          <table:table-cell office:value-type="float" office:value="0.038346">
            <text:p>0,038346</text:p>
          </table:table-cell>
          <table:table-cell office:value-type="float" office:value="0.012956">
            <text:p>0,012956</text:p>
          </table:table-cell>
          <table:table-cell office:value-type="float" office:value="2.959784">
            <text:p>2,959784</text:p>
          </table:table-cell>
          <table:table-cell office:value-type="float" office:value="201029100">
            <text:p>201029100</text:p>
          </table:table-cell>
          <table:table-cell office:value-type="float" office:value="193375792.691412">
            <text:p>193375792,691412</text:p>
          </table:table-cell>
          <table:table-cell office:value-type="float" office:value="7653307.308588">
            <text:p>7653307,308588</text:p>
          </table:table-cell>
          <table:table-cell office:value-type="float" office:value="2519.29">
            <text:p>2519,29</text:p>
          </table:table-cell>
          <table:table-cell office:value-type="float" office:value="2542.640903">
            <text:p>2542,640903</text:p>
          </table:table-cell>
          <table:table-cell office:value-type="float" office:value="-23.350903">
            <text:p>-23,350903</text:p>
          </table:table-cell>
          <table:table-cell table:number-columns-repeated="5"/>
        </table:table-row>
        <table:table-row table:style-name="ro1">
          <table:table-cell office:value-type="string">
            <text:p>2009-03-10</text:p>
          </table:table-cell>
          <table:table-cell office:value-type="float" office:value="0.036645">
            <text:p>0,036645</text:p>
          </table:table-cell>
          <table:table-cell office:value-type="float" office:value="0.012348">
            <text:p>0,012348</text:p>
          </table:table-cell>
          <table:table-cell office:value-type="float" office:value="2.967781">
            <text:p>2,967781</text:p>
          </table:table-cell>
          <table:table-cell office:value-type="float" office:value="219862000">
            <text:p>219862000</text:p>
          </table:table-cell>
          <table:table-cell office:value-type="float" office:value="194557381.817968">
            <text:p>194557381,817968</text:p>
          </table:table-cell>
          <table:table-cell office:value-type="float" office:value="25304618.182032">
            <text:p>25304618,182032</text:p>
          </table:table-cell>
          <table:table-cell office:value-type="float" office:value="2663.68">
            <text:p>2663,68</text:p>
          </table:table-cell>
          <table:table-cell office:value-type="float" office:value="2528.089022">
            <text:p>2528,089022</text:p>
          </table:table-cell>
          <table:table-cell office:value-type="float" office:value="135.590978">
            <text:p>135,590978</text:p>
          </table:table-cell>
          <table:table-cell table:number-columns-repeated="5"/>
        </table:table-row>
        <table:table-row table:style-name="ro1">
          <table:table-cell office:value-type="string">
            <text:p>2009-03-11</text:p>
          </table:table-cell>
          <table:table-cell office:value-type="float" office:value="0.030131">
            <text:p>0,030131</text:p>
          </table:table-cell>
          <table:table-cell office:value-type="float" office:value="0.010597">
            <text:p>0,010597</text:p>
          </table:table-cell>
          <table:table-cell office:value-type="float" office:value="2.843465">
            <text:p>2,843465</text:p>
          </table:table-cell>
          <table:table-cell office:value-type="float" office:value="222468300">
            <text:p>222468300</text:p>
          </table:table-cell>
          <table:table-cell office:value-type="float" office:value="206939045.66487">
            <text:p>206939045,66487</text:p>
          </table:table-cell>
          <table:table-cell office:value-type="float" office:value="15529254.33513">
            <text:p>15529254,33513</text:p>
          </table:table-cell>
          <table:table-cell office:value-type="float" office:value="2674.2">
            <text:p>2674,2</text:p>
          </table:table-cell>
          <table:table-cell office:value-type="float" office:value="2649.455253">
            <text:p>2649,455253</text:p>
          </table:table-cell>
          <table:table-cell office:value-type="float" office:value="24.744747">
            <text:p>24,744747</text:p>
          </table:table-cell>
          <table:table-cell table:number-columns-repeated="5"/>
        </table:table-row>
        <table:table-row table:style-name="ro1">
          <table:table-cell office:value-type="string">
            <text:p>2009-03-12</text:p>
          </table:table-cell>
          <table:table-cell office:value-type="float" office:value="0.032811">
            <text:p>0,032811</text:p>
          </table:table-cell>
          <table:table-cell office:value-type="float" office:value="0.011545">
            <text:p>0,011545</text:p>
          </table:table-cell>
          <table:table-cell office:value-type="float" office:value="2.842085">
            <text:p>2,842085</text:p>
          </table:table-cell>
          <table:table-cell office:value-type="float" office:value="183179000">
            <text:p>183179000</text:p>
          </table:table-cell>
          <table:table-cell office:value-type="float" office:value="210074764.632434">
            <text:p>210074764,632434</text:p>
          </table:table-cell>
          <table:table-cell office:value-type="float" office:value="-26895764.632434">
            <text:p>-26895764,632434</text:p>
          </table:table-cell>
          <table:table-cell office:value-type="float" office:value="2694.25">
            <text:p>2694,25</text:p>
          </table:table-cell>
          <table:table-cell office:value-type="float" office:value="2690.688142">
            <text:p>2690,688142</text:p>
          </table:table-cell>
          <table:table-cell office:value-type="float" office:value="3.561858">
            <text:p>3,561858</text:p>
          </table:table-cell>
          <table:table-cell table:number-columns-repeated="5"/>
        </table:table-row>
        <table:table-row table:style-name="ro1">
          <table:table-cell office:value-type="string">
            <text:p>2009-03-13</text:p>
          </table:table-cell>
          <table:table-cell office:value-type="float" office:value="0.036662">
            <text:p>0,036662</text:p>
          </table:table-cell>
          <table:table-cell office:value-type="float" office:value="0.011724">
            <text:p>0,011724</text:p>
          </table:table-cell>
          <table:table-cell office:value-type="float" office:value="3.126984">
            <text:p>3,126984</text:p>
          </table:table-cell>
          <table:table-cell office:value-type="float" office:value="219402300">
            <text:p>219402300</text:p>
          </table:table-cell>
          <table:table-cell office:value-type="float" office:value="192924784.512551">
            <text:p>192924784,512551</text:p>
          </table:table-cell>
          <table:table-cell office:value-type="float" office:value="26477515.487449">
            <text:p>26477515,487449</text:p>
          </table:table-cell>
          <table:table-cell office:value-type="float" office:value="2705.63">
            <text:p>2705,63</text:p>
          </table:table-cell>
          <table:table-cell office:value-type="float" office:value="2695.725082">
            <text:p>2695,725082</text:p>
          </table:table-cell>
          <table:table-cell office:value-type="float" office:value="9.904918">
            <text:p>9,904918</text:p>
          </table:table-cell>
          <table:table-cell table:number-columns-repeated="5"/>
        </table:table-row>
        <table:table-row table:style-name="ro1">
          <table:table-cell office:value-type="string">
            <text:p>2009-03-16</text:p>
          </table:table-cell>
          <table:table-cell office:value-type="float" office:value="0.034422">
            <text:p>0,034422</text:p>
          </table:table-cell>
          <table:table-cell office:value-type="float" office:value="0.011609">
            <text:p>0,011609</text:p>
          </table:table-cell>
          <table:table-cell office:value-type="float" office:value="2.965035">
            <text:p>2,965035</text:p>
          </table:table-cell>
          <table:table-cell office:value-type="float" office:value="172676000">
            <text:p>172676000</text:p>
          </table:table-cell>
          <table:table-cell office:value-type="float" office:value="204382956.600312">
            <text:p>204382956,600312</text:p>
          </table:table-cell>
          <table:table-cell office:value-type="float" office:value="-31706956.600312">
            <text:p>-31706956,600312</text:p>
          </table:table-cell>
          <table:table-cell office:value-type="float" office:value="2791.66">
            <text:p>2791,66</text:p>
          </table:table-cell>
          <table:table-cell office:value-type="float" office:value="2711.022683">
            <text:p>2711,022683</text:p>
          </table:table-cell>
          <table:table-cell office:value-type="float" office:value="80.637317">
            <text:p>80,637317</text:p>
          </table:table-cell>
          <table:table-cell table:number-columns-repeated="5"/>
        </table:table-row>
        <table:table-row table:style-name="ro1">
          <table:table-cell office:value-type="string">
            <text:p>2009-03-17</text:p>
          </table:table-cell>
          <table:table-cell office:value-type="float" office:value="0.036309">
            <text:p>0,036309</text:p>
          </table:table-cell>
          <table:table-cell office:value-type="float" office:value="0.011496">
            <text:p>0,011496</text:p>
          </table:table-cell>
          <table:table-cell office:value-type="float" office:value="3.158398">
            <text:p>3,158398</text:p>
          </table:table-cell>
          <table:table-cell office:value-type="float" office:value="167813500">
            <text:p>167813500</text:p>
          </table:table-cell>
          <table:table-cell office:value-type="float" office:value="189288316.757475">
            <text:p>189288316,757475</text:p>
          </table:table-cell>
          <table:table-cell office:value-type="float" office:value="-21474816.757475">
            <text:p>-21474816,757475</text:p>
          </table:table-cell>
          <table:table-cell office:value-type="float" office:value="2767.28">
            <text:p>2767,28</text:p>
          </table:table-cell>
          <table:table-cell office:value-type="float" office:value="2781.525308">
            <text:p>2781,525308</text:p>
          </table:table-cell>
          <table:table-cell office:value-type="float" office:value="-14.245308">
            <text:p>-14,245308</text:p>
          </table:table-cell>
          <table:table-cell table:number-columns-repeated="5"/>
        </table:table-row>
        <table:table-row table:style-name="ro1">
          <table:table-cell office:value-type="string">
            <text:p>2009-03-18</text:p>
          </table:table-cell>
          <table:table-cell office:value-type="float" office:value="0.03656">
            <text:p>0,03656</text:p>
          </table:table-cell>
          <table:table-cell office:value-type="float" office:value="0.012094">
            <text:p>0,012094</text:p>
          </table:table-cell>
          <table:table-cell office:value-type="float" office:value="3.022904">
            <text:p>3,022904</text:p>
          </table:table-cell>
          <table:table-cell office:value-type="float" office:value="146609000">
            <text:p>146609000</text:p>
          </table:table-cell>
          <table:table-cell office:value-type="float" office:value="178615643.051521">
            <text:p>178615643,051521</text:p>
          </table:table-cell>
          <table:table-cell office:value-type="float" office:value="-32006643.051521">
            <text:p>-32006643,051521</text:p>
          </table:table-cell>
          <table:table-cell office:value-type="float" office:value="2760.34">
            <text:p>2760,34</text:p>
          </table:table-cell>
          <table:table-cell office:value-type="float" office:value="2778.789377">
            <text:p>2778,789377</text:p>
          </table:table-cell>
          <table:table-cell office:value-type="float" office:value="-18.449377">
            <text:p>-18,449377</text:p>
          </table:table-cell>
          <table:table-cell table:number-columns-repeated="5"/>
        </table:table-row>
        <table:table-row table:style-name="ro1">
          <table:table-cell office:value-type="string">
            <text:p>2009-03-19</text:p>
          </table:table-cell>
          <table:table-cell office:value-type="float" office:value="0.034982">
            <text:p>0,034982</text:p>
          </table:table-cell>
          <table:table-cell office:value-type="float" office:value="0.011248">
            <text:p>0,011248</text:p>
          </table:table-cell>
          <table:table-cell office:value-type="float" office:value="3.110073">
            <text:p>3,110073</text:p>
          </table:table-cell>
          <table:table-cell office:value-type="float" office:value="205364900">
            <text:p>205364900</text:p>
          </table:table-cell>
          <table:table-cell office:value-type="float" office:value="163090991.034285">
            <text:p>163090991,034285</text:p>
          </table:table-cell>
          <table:table-cell office:value-type="float" office:value="42273908.965715">
            <text:p>42273908,965715</text:p>
          </table:table-cell>
          <table:table-cell office:value-type="float" office:value="2776.99">
            <text:p>2776,99</text:p>
          </table:table-cell>
          <table:table-cell office:value-type="float" office:value="2762.722482">
            <text:p>2762,722482</text:p>
          </table:table-cell>
          <table:table-cell office:value-type="float" office:value="14.267518">
            <text:p>14,267518</text:p>
          </table:table-cell>
          <table:table-cell table:number-columns-repeated="5"/>
        </table:table-row>
        <table:table-row table:style-name="ro1">
          <table:table-cell office:value-type="string">
            <text:p>2009-03-20</text:p>
          </table:table-cell>
          <table:table-cell office:value-type="float" office:value="0.036745">
            <text:p>0,036745</text:p>
          </table:table-cell>
          <table:table-cell office:value-type="float" office:value="0.013339">
            <text:p>0,013339</text:p>
          </table:table-cell>
          <table:table-cell office:value-type="float" office:value="2.754702">
            <text:p>2,754702</text:p>
          </table:table-cell>
          <table:table-cell office:value-type="float" office:value="209553100">
            <text:p>209553100</text:p>
          </table:table-cell>
          <table:table-cell office:value-type="float" office:value="188170652.357924">
            <text:p>188170652,357924</text:p>
          </table:table-cell>
          <table:table-cell office:value-type="float" office:value="21382447.642076">
            <text:p>21382447,642076</text:p>
          </table:table-cell>
          <table:table-cell office:value-type="float" office:value="2791.14">
            <text:p>2791,14</text:p>
          </table:table-cell>
          <table:table-cell office:value-type="float" office:value="2780.695939">
            <text:p>2780,695939</text:p>
          </table:table-cell>
          <table:table-cell office:value-type="float" office:value="10.444061">
            <text:p>10,444061</text:p>
          </table:table-cell>
          <table:table-cell table:number-columns-repeated="5"/>
        </table:table-row>
        <table:table-row table:style-name="ro1">
          <table:table-cell office:value-type="string">
            <text:p>2009-03-23</text:p>
          </table:table-cell>
          <table:table-cell office:value-type="float" office:value="0.038578">
            <text:p>0,038578</text:p>
          </table:table-cell>
          <table:table-cell office:value-type="float" office:value="0.012038">
            <text:p>0,012038</text:p>
          </table:table-cell>
          <table:table-cell office:value-type="float" office:value="3.204745">
            <text:p>3,204745</text:p>
          </table:table-cell>
          <table:table-cell office:value-type="float" office:value="154316600">
            <text:p>154316600</text:p>
          </table:table-cell>
          <table:table-cell office:value-type="float" office:value="194866370.537378">
            <text:p>194866370,537378</text:p>
          </table:table-cell>
          <table:table-cell office:value-type="float" office:value="-40549770.537378">
            <text:p>-40549770,537378</text:p>
          </table:table-cell>
          <table:table-cell office:value-type="float" office:value="2869.57">
            <text:p>2869,57</text:p>
          </table:table-cell>
          <table:table-cell office:value-type="float" office:value="2791.824627">
            <text:p>2791,824627</text:p>
          </table:table-cell>
          <table:table-cell office:value-type="float" office:value="77.745373">
            <text:p>77,745373</text:p>
          </table:table-cell>
          <table:table-cell table:number-columns-repeated="5"/>
        </table:table-row>
        <table:table-row table:style-name="ro1">
          <table:table-cell office:value-type="string">
            <text:p>2009-03-24</text:p>
          </table:table-cell>
          <table:table-cell office:value-type="float" office:value="0.036693">
            <text:p>0,036693</text:p>
          </table:table-cell>
          <table:table-cell office:value-type="float" office:value="0.01143">
            <text:p>0,01143</text:p>
          </table:table-cell>
          <table:table-cell office:value-type="float" office:value="3.210093">
            <text:p>3,210093</text:p>
          </table:table-cell>
          <table:table-cell office:value-type="float" office:value="210591100">
            <text:p>210591100</text:p>
          </table:table-cell>
          <table:table-cell office:value-type="float" office:value="165856917.098048">
            <text:p>165856917,098048</text:p>
          </table:table-cell>
          <table:table-cell office:value-type="float" office:value="44734182.901952">
            <text:p>44734182,901952</text:p>
          </table:table-cell>
          <table:table-cell office:value-type="float" office:value="2874.39">
            <text:p>2874,39</text:p>
          </table:table-cell>
          <table:table-cell office:value-type="float" office:value="2869.201995">
            <text:p>2869,201995</text:p>
          </table:table-cell>
          <table:table-cell office:value-type="float" office:value="5.188005">
            <text:p>5,188005</text:p>
          </table:table-cell>
          <table:table-cell table:number-columns-repeated="5"/>
        </table:table-row>
        <table:table-row table:style-name="ro1">
          <table:table-cell office:value-type="string">
            <text:p>2009-03-25</text:p>
          </table:table-cell>
          <table:table-cell office:value-type="float" office:value="0.036077">
            <text:p>0,036077</text:p>
          </table:table-cell>
          <table:table-cell office:value-type="float" office:value="0.011881">
            <text:p>0,011881</text:p>
          </table:table-cell>
          <table:table-cell office:value-type="float" office:value="3.036597">
            <text:p>3,036597</text:p>
          </table:table-cell>
          <table:table-cell office:value-type="float" office:value="173578100">
            <text:p>173578100</text:p>
          </table:table-cell>
          <table:table-cell office:value-type="float" office:value="183720669.733847">
            <text:p>183720669,733847</text:p>
          </table:table-cell>
          <table:table-cell office:value-type="float" office:value="-10142569.733847">
            <text:p>-10142569,733847</text:p>
          </table:table-cell>
          <table:table-cell office:value-type="float" office:value="2893.45">
            <text:p>2893,45</text:p>
          </table:table-cell>
          <table:table-cell office:value-type="float" office:value="2881.718832">
            <text:p>2881,718832</text:p>
          </table:table-cell>
          <table:table-cell office:value-type="float" office:value="11.731168">
            <text:p>11,731168</text:p>
          </table:table-cell>
          <table:table-cell table:number-columns-repeated="5"/>
        </table:table-row>
        <table:table-row table:style-name="ro1">
          <table:table-cell office:value-type="string">
            <text:p>2009-03-26</text:p>
          </table:table-cell>
          <table:table-cell office:value-type="float" office:value="0.035593">
            <text:p>0,035593</text:p>
          </table:table-cell>
          <table:table-cell office:value-type="float" office:value="0.011299">
            <text:p>0,011299</text:p>
          </table:table-cell>
          <table:table-cell office:value-type="float" office:value="3.150127">
            <text:p>3,150127</text:p>
          </table:table-cell>
          <table:table-cell office:value-type="float" office:value="127862300">
            <text:p>127862300</text:p>
          </table:table-cell>
          <table:table-cell office:value-type="float" office:value="181565269.293311">
            <text:p>181565269,293311</text:p>
          </table:table-cell>
          <table:table-cell office:value-type="float" office:value="-53702969.293311">
            <text:p>-53702969,293311</text:p>
          </table:table-cell>
          <table:table-cell office:value-type="float" office:value="2892.07">
            <text:p>2892,07</text:p>
          </table:table-cell>
          <table:table-cell office:value-type="float" office:value="2894.214927">
            <text:p>2894,214927</text:p>
          </table:table-cell>
          <table:table-cell office:value-type="float" office:value="-2.144927">
            <text:p>-2,144927</text:p>
          </table:table-cell>
          <table:table-cell table:number-columns-repeated="5"/>
        </table:table-row>
        <table:table-row table:style-name="ro1">
          <table:table-cell office:value-type="string">
            <text:p>2009-03-27</text:p>
          </table:table-cell>
          <table:table-cell office:value-type="float" office:value="0.035677">
            <text:p>0,035677</text:p>
          </table:table-cell>
          <table:table-cell office:value-type="float" office:value="0.011475">
            <text:p>0,011475</text:p>
          </table:table-cell>
          <table:table-cell office:value-type="float" office:value="3.109244">
            <text:p>3,109244</text:p>
          </table:table-cell>
          <table:table-cell office:value-type="float" office:value="144099900">
            <text:p>144099900</text:p>
          </table:table-cell>
          <table:table-cell office:value-type="float" office:value="154535719.969946">
            <text:p>154535719,969946</text:p>
          </table:table-cell>
          <table:table-cell office:value-type="float" office:value="-10435819.969946">
            <text:p>-10435819,969946</text:p>
          </table:table-cell>
          <table:table-cell office:value-type="float" office:value="2840.62">
            <text:p>2840,62</text:p>
          </table:table-cell>
          <table:table-cell office:value-type="float" office:value="2897.361012">
            <text:p>2897,361012</text:p>
          </table:table-cell>
          <table:table-cell office:value-type="float" office:value="-56.741012">
            <text:p>-56,741012</text:p>
          </table:table-cell>
          <table:table-cell table:number-columns-repeated="5"/>
        </table:table-row>
        <table:table-row table:style-name="ro1">
          <table:table-cell office:value-type="string">
            <text:p>2009-03-30</text:p>
          </table:table-cell>
          <table:table-cell office:value-type="float" office:value="0.036713">
            <text:p>0,036713</text:p>
          </table:table-cell>
          <table:table-cell office:value-type="float" office:value="0.012041">
            <text:p>0,012041</text:p>
          </table:table-cell>
          <table:table-cell office:value-type="float" office:value="3.049004">
            <text:p>3,049004</text:p>
          </table:table-cell>
          <table:table-cell office:value-type="float" office:value="148246900">
            <text:p>148246900</text:p>
          </table:table-cell>
          <table:table-cell office:value-type="float" office:value="149539509.851259">
            <text:p>149539509,851259</text:p>
          </table:table-cell>
          <table:table-cell office:value-type="float" office:value="-1292609.851259">
            <text:p>-1292609,851259</text:p>
          </table:table-cell>
          <table:table-cell office:value-type="float" office:value="2719.34">
            <text:p>2719,34</text:p>
          </table:table-cell>
          <table:table-cell office:value-type="float" office:value="2846.690621">
            <text:p>2846,690621</text:p>
          </table:table-cell>
          <table:table-cell office:value-type="float" office:value="-127.350621">
            <text:p>-127,350621</text:p>
          </table:table-cell>
          <table:table-cell table:number-columns-repeated="5"/>
        </table:table-row>
        <table:table-row table:style-name="ro1">
          <table:table-cell office:value-type="string">
            <text:p>2009-03-31</text:p>
          </table:table-cell>
          <table:table-cell office:value-type="float" office:value="0.036797">
            <text:p>0,036797</text:p>
          </table:table-cell>
          <table:table-cell office:value-type="float" office:value="0.011555">
            <text:p>0,011555</text:p>
          </table:table-cell>
          <table:table-cell office:value-type="float" office:value="3.184424">
            <text:p>3,184424</text:p>
          </table:table-cell>
          <table:table-cell office:value-type="float" office:value="133347200">
            <text:p>133347200</text:p>
          </table:table-cell>
          <table:table-cell office:value-type="float" office:value="156112154.872445">
            <text:p>156112154,872445</text:p>
          </table:table-cell>
          <table:table-cell office:value-type="float" office:value="-22764954.872445">
            <text:p>-22764954,872445</text:p>
          </table:table-cell>
          <table:table-cell office:value-type="float" office:value="2807.34">
            <text:p>2807,34</text:p>
          </table:table-cell>
          <table:table-cell office:value-type="float" office:value="2735.255392">
            <text:p>2735,255392</text:p>
          </table:table-cell>
          <table:table-cell office:value-type="float" office:value="72.084608">
            <text:p>72,084608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0">10/03/2012</text:date>, <text:time>14:4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10T14:48:16.82</dc:date>
    <meta:document-statistic meta:table-count="1" meta:cell-count="1372" meta:object-count="0"/>
    <meta:generator>LibreOffice/3.4$Win32 LibreOffice_project/340m1$Build-402</meta:generator>
  </office:meta>
</office:document-meta>
</file>